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_32_2" style:data-style-name="N36"/>
    <style:style style:name="ce53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185650" table:style-name="ce5">
            <text:p>2.185.650</text:p>
          </table:table-cell>
          <table:table-cell office:value-type="float" office:value="282000" table:style-name="ce5">
            <text:p>282.000</text:p>
          </table:table-cell>
          <table:table-cell office:value-type="float" office:value="951000" table:style-name="ce5">
            <text:p>951.000</text:p>
          </table:table-cell>
          <table:table-cell office:value-type="float" office:value="48650" table:style-name="ce5">
            <text:p>48.650</text:p>
          </table:table-cell>
          <table:table-cell office:value-type="float" office:value="3467300" table:style-name="ce6">
            <text:p>3.467.300</text:p>
          </table:table-cell>
          <table:table-cell office:value-type="float" office:value="3142850" table:style-name="ce6">
            <text:p>3.142.850</text:p>
          </table:table-cell>
          <table:table-cell office:value-type="percentage" office:value="0.90642574914198371" table:style-name="ce7">
            <text:p>90,6%</text:p>
          </table:table-cell>
          <table:table-cell office:value-type="float" office:value="2178787" table:style-name="ce5">
            <text:p>2.178.787</text:p>
          </table:table-cell>
          <table:table-cell office:value-type="float" office:value="990328" table:style-name="ce5">
            <text:p>990.328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44915" table:style-name="ce5">
            <text:p>444.915</text:p>
          </table:table-cell>
          <table:table-cell office:value-type="float" office:value="58700" table:style-name="ce5">
            <text:p>58.700</text:p>
          </table:table-cell>
          <table:table-cell office:value-type="float" office:value="149400" table:style-name="ce5">
            <text:p>149.400</text:p>
          </table:table-cell>
          <table:table-cell office:value-type="float" office:value="7600" table:style-name="ce5">
            <text:p>7.600</text:p>
          </table:table-cell>
          <table:table-cell office:value-type="float" office:value="660615" table:style-name="ce6">
            <text:p>660.615</text:p>
          </table:table-cell>
          <table:table-cell office:value-type="float" office:value="582785" table:style-name="ce6">
            <text:p>582.785</text:p>
          </table:table-cell>
          <table:table-cell office:value-type="percentage" office:value="0.88218553923238197" table:style-name="ce7">
            <text:p>88,2%</text:p>
          </table:table-cell>
          <table:table-cell office:value-type="float" office:value="409210" table:style-name="ce5">
            <text:p>409.210</text:p>
          </table:table-cell>
          <table:table-cell office:value-type="float" office:value="181357" table:style-name="ce5">
            <text:p>181.357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19765" table:style-name="ce5">
            <text:p>419.765</text:p>
          </table:table-cell>
          <table:table-cell office:value-type="float" office:value="53800" table:style-name="ce5">
            <text:p>53.800</text:p>
          </table:table-cell>
          <table:table-cell office:value-type="float" office:value="114600" table:style-name="ce5">
            <text:p>114.600</text:p>
          </table:table-cell>
          <table:table-cell office:value-type="float" office:value="5850" table:style-name="ce5">
            <text:p>5.850</text:p>
          </table:table-cell>
          <table:table-cell office:value-type="float" office:value="594015" table:style-name="ce6">
            <text:p>594.015</text:p>
          </table:table-cell>
          <table:table-cell office:value-type="float" office:value="533789" table:style-name="ce6">
            <text:p>533.789</text:p>
          </table:table-cell>
          <table:table-cell office:value-type="percentage" office:value="0.8986119879127632" table:style-name="ce7">
            <text:p>89,9%</text:p>
          </table:table-cell>
          <table:table-cell office:value-type="float" office:value="356508" table:style-name="ce5">
            <text:p>356.508</text:p>
          </table:table-cell>
          <table:table-cell office:value-type="float" office:value="182899" table:style-name="ce5">
            <text:p>182.899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40210" table:style-name="ce5">
            <text:p>240.210</text:p>
          </table:table-cell>
          <table:table-cell office:value-type="float" office:value="32000" table:style-name="ce5">
            <text:p>32.000</text:p>
          </table:table-cell>
          <table:table-cell office:value-type="float" office:value="131500" table:style-name="ce5">
            <text:p>131.500</text:p>
          </table:table-cell>
          <table:table-cell office:value-type="float" office:value="6700" table:style-name="ce5">
            <text:p>6.700</text:p>
          </table:table-cell>
          <table:table-cell office:value-type="float" office:value="410410" table:style-name="ce6">
            <text:p>410.410</text:p>
          </table:table-cell>
          <table:table-cell office:value-type="float" office:value="361244" table:style-name="ce6">
            <text:p>361.244</text:p>
          </table:table-cell>
          <table:table-cell office:value-type="percentage" office:value="0.88020272410516309" table:style-name="ce7">
            <text:p>88,0%</text:p>
          </table:table-cell>
          <table:table-cell office:value-type="float" office:value="259161" table:style-name="ce5">
            <text:p>259.161</text:p>
          </table:table-cell>
          <table:table-cell office:value-type="float" office:value="106446" table:style-name="ce5">
            <text:p>106.446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486690" table:style-name="ce5">
            <text:p>486.690</text:p>
          </table:table-cell>
          <table:table-cell office:value-type="float" office:value="62500" table:style-name="ce5">
            <text:p>62.500</text:p>
          </table:table-cell>
          <table:table-cell office:value-type="float" office:value="244500" table:style-name="ce5">
            <text:p>244.500</text:p>
          </table:table-cell>
          <table:table-cell office:value-type="float" office:value="12500" table:style-name="ce5">
            <text:p>12.500</text:p>
          </table:table-cell>
          <table:table-cell office:value-type="float" office:value="806190" table:style-name="ce6">
            <text:p>806.190</text:p>
          </table:table-cell>
          <table:table-cell office:value-type="float" office:value="670357" table:style-name="ce6">
            <text:p>670.357</text:p>
          </table:table-cell>
          <table:table-cell office:value-type="percentage" office:value="0.8315124226299011" table:style-name="ce7">
            <text:p>83,2%</text:p>
          </table:table-cell>
          <table:table-cell office:value-type="float" office:value="475909" table:style-name="ce5">
            <text:p>475.909</text:p>
          </table:table-cell>
          <table:table-cell office:value-type="float" office:value="204189" table:style-name="ce5">
            <text:p>204.189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198465" table:style-name="ce5">
            <text:p>198.465</text:p>
          </table:table-cell>
          <table:table-cell office:value-type="float" office:value="25500" table:style-name="ce5">
            <text:p>25.500</text:p>
          </table:table-cell>
          <table:table-cell office:value-type="float" office:value="65400" table:style-name="ce5">
            <text:p>65.400</text:p>
          </table:table-cell>
          <table:table-cell office:value-type="float" office:value="3300" table:style-name="ce5">
            <text:p>3.300</text:p>
          </table:table-cell>
          <table:table-cell office:value-type="float" office:value="292665" table:style-name="ce6">
            <text:p>292.665</text:p>
          </table:table-cell>
          <table:table-cell office:value-type="float" office:value="251268" table:style-name="ce6">
            <text:p>251.268</text:p>
          </table:table-cell>
          <table:table-cell office:value-type="percentage" office:value="0.85855158628465988" table:style-name="ce7">
            <text:p>85,9%</text:p>
          </table:table-cell>
          <table:table-cell office:value-type="float" office:value="171848" table:style-name="ce5">
            <text:p>171.848</text:p>
          </table:table-cell>
          <table:table-cell office:value-type="float" office:value="80522" table:style-name="ce5">
            <text:p>80.522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982515" table:style-name="ce5">
            <text:p>982.515</text:p>
          </table:table-cell>
          <table:table-cell office:value-type="float" office:value="128400" table:style-name="ce5">
            <text:p>128.400</text:p>
          </table:table-cell>
          <table:table-cell office:value-type="float" office:value="269100" table:style-name="ce5">
            <text:p>269.100</text:p>
          </table:table-cell>
          <table:table-cell office:value-type="float" office:value="13800" table:style-name="ce5">
            <text:p>13.800</text:p>
          </table:table-cell>
          <table:table-cell office:value-type="float" office:value="1393815" table:style-name="ce6">
            <text:p>1.393.815</text:p>
          </table:table-cell>
          <table:table-cell office:value-type="float" office:value="1192445" table:style-name="ce6">
            <text:p>1.192.445</text:p>
          </table:table-cell>
          <table:table-cell office:value-type="percentage" office:value="0.85552602031116043" table:style-name="ce7">
            <text:p>85,6%</text:p>
          </table:table-cell>
          <table:table-cell office:value-type="float" office:value="816851" table:style-name="ce5">
            <text:p>816.851</text:p>
          </table:table-cell>
          <table:table-cell office:value-type="float" office:value="386520" table:style-name="ce5">
            <text:p>386.520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19965" table:style-name="ce5">
            <text:p>619.965</text:p>
          </table:table-cell>
          <table:table-cell office:value-type="float" office:value="81200" table:style-name="ce5">
            <text:p>81.200</text:p>
          </table:table-cell>
          <table:table-cell office:value-type="float" office:value="228800" table:style-name="ce5">
            <text:p>228.800</text:p>
          </table:table-cell>
          <table:table-cell office:value-type="float" office:value="11700" table:style-name="ce5">
            <text:p>11.700</text:p>
          </table:table-cell>
          <table:table-cell office:value-type="float" office:value="941665" table:style-name="ce6">
            <text:p>941.665</text:p>
          </table:table-cell>
          <table:table-cell office:value-type="float" office:value="801477" table:style-name="ce6">
            <text:p>801.477</text:p>
          </table:table-cell>
          <table:table-cell office:value-type="percentage" office:value="0.85112752411951176" table:style-name="ce7">
            <text:p>85,1%</text:p>
          </table:table-cell>
          <table:table-cell office:value-type="float" office:value="561280" table:style-name="ce5">
            <text:p>561.280</text:p>
          </table:table-cell>
          <table:table-cell office:value-type="float" office:value="246196" table:style-name="ce5">
            <text:p>246.196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160440" table:style-name="ce5">
            <text:p>2.160.440</text:p>
          </table:table-cell>
          <table:table-cell office:value-type="float" office:value="285700" table:style-name="ce5">
            <text:p>285.700</text:p>
          </table:table-cell>
          <table:table-cell office:value-type="float" office:value="874100" table:style-name="ce5">
            <text:p>874.100</text:p>
          </table:table-cell>
          <table:table-cell office:value-type="float" office:value="44700" table:style-name="ce5">
            <text:p>44.700</text:p>
          </table:table-cell>
          <table:table-cell office:value-type="float" office:value="3364940" table:style-name="ce6">
            <text:p>3.364.940</text:p>
          </table:table-cell>
          <table:table-cell office:value-type="float" office:value="2930201" table:style-name="ce6">
            <text:p>2.930.201</text:p>
          </table:table-cell>
          <table:table-cell office:value-type="percentage" office:value="0.87080334270447612" table:style-name="ce7">
            <text:p>87,1%</text:p>
          </table:table-cell>
          <table:table-cell office:value-type="float" office:value="2026562" table:style-name="ce5">
            <text:p>2.026.562</text:p>
          </table:table-cell>
          <table:table-cell office:value-type="float" office:value="929062" table:style-name="ce5">
            <text:p>929.062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323460" table:style-name="ce5">
            <text:p>1.323.460</text:p>
          </table:table-cell>
          <table:table-cell office:value-type="float" office:value="174300" table:style-name="ce5">
            <text:p>174.300</text:p>
          </table:table-cell>
          <table:table-cell office:value-type="float" office:value="568100" table:style-name="ce5">
            <text:p>568.100</text:p>
          </table:table-cell>
          <table:table-cell office:value-type="float" office:value="29000" table:style-name="ce5">
            <text:p>29.000</text:p>
          </table:table-cell>
          <table:table-cell office:value-type="float" office:value="2094860" table:style-name="ce6">
            <text:p>2.094.860</text:p>
          </table:table-cell>
          <table:table-cell office:value-type="float" office:value="1882334" table:style-name="ce6">
            <text:p>1.882.334</text:p>
          </table:table-cell>
          <table:table-cell office:value-type="percentage" office:value="0.89854882903869471" table:style-name="ce7">
            <text:p>89,9%</text:p>
          </table:table-cell>
          <table:table-cell office:value-type="float" office:value="1332435" table:style-name="ce5">
            <text:p>1.332.435</text:p>
          </table:table-cell>
          <table:table-cell office:value-type="float" office:value="573882" table:style-name="ce5">
            <text:p>573.882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362195" table:style-name="ce5">
            <text:p>362.195</text:p>
          </table:table-cell>
          <table:table-cell office:value-type="float" office:value="46000" table:style-name="ce5">
            <text:p>46.000</text:p>
          </table:table-cell>
          <table:table-cell office:value-type="float" office:value="119400" table:style-name="ce5">
            <text:p>119.400</text:p>
          </table:table-cell>
          <table:table-cell office:value-type="float" office:value="6100" table:style-name="ce5">
            <text:p>6.100</text:p>
          </table:table-cell>
          <table:table-cell office:value-type="float" office:value="533695" table:style-name="ce6">
            <text:p>533.695</text:p>
          </table:table-cell>
          <table:table-cell office:value-type="float" office:value="482847" table:style-name="ce6">
            <text:p>482.847</text:p>
          </table:table-cell>
          <table:table-cell office:value-type="percentage" office:value="0.90472460862477633" table:style-name="ce7">
            <text:p>90,5%</text:p>
          </table:table-cell>
          <table:table-cell office:value-type="float" office:value="326353" table:style-name="ce5">
            <text:p>326.353</text:p>
          </table:table-cell>
          <table:table-cell office:value-type="float" office:value="160400" table:style-name="ce5">
            <text:p>160.400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010995" table:style-name="ce5">
            <text:p>1.010.995</text:p>
          </table:table-cell>
          <table:table-cell office:value-type="float" office:value="129800" table:style-name="ce5">
            <text:p>129.800</text:p>
          </table:table-cell>
          <table:table-cell office:value-type="float" office:value="303700" table:style-name="ce5">
            <text:p>303.700</text:p>
          </table:table-cell>
          <table:table-cell office:value-type="float" office:value="15550" table:style-name="ce5">
            <text:p>15.550</text:p>
          </table:table-cell>
          <table:table-cell office:value-type="float" office:value="1460045" table:style-name="ce6">
            <text:p>1.460.045</text:p>
          </table:table-cell>
          <table:table-cell office:value-type="float" office:value="1289078" table:style-name="ce6">
            <text:p>1.289.078</text:p>
          </table:table-cell>
          <table:table-cell office:value-type="percentage" office:value="0.88290292422493832" table:style-name="ce7">
            <text:p>88,3%</text:p>
          </table:table-cell>
          <table:table-cell office:value-type="float" office:value="860812" table:style-name="ce5">
            <text:p>860.812</text:p>
          </table:table-cell>
          <table:table-cell office:value-type="float" office:value="436571" table:style-name="ce5">
            <text:p>436.571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04195" table:style-name="ce5">
            <text:p>104.195</text:p>
          </table:table-cell>
          <table:table-cell office:value-type="float" office:value="13200" table:style-name="ce5">
            <text:p>13.200</text:p>
          </table:table-cell>
          <table:table-cell office:value-type="float" office:value="35700" table:style-name="ce5">
            <text:p>35.700</text:p>
          </table:table-cell>
          <table:table-cell office:value-type="float" office:value="1900" table:style-name="ce5">
            <text:p>1.900</text:p>
          </table:table-cell>
          <table:table-cell office:value-type="float" office:value="154995" table:style-name="ce6">
            <text:p>154.995</text:p>
          </table:table-cell>
          <table:table-cell office:value-type="float" office:value="141144" table:style-name="ce6">
            <text:p>141.144</text:p>
          </table:table-cell>
          <table:table-cell office:value-type="percentage" office:value="0.91063582696216006" table:style-name="ce7">
            <text:p>91,1%</text:p>
          </table:table-cell>
          <table:table-cell office:value-type="float" office:value="102182" table:style-name="ce5">
            <text:p>102.182</text:p>
          </table:table-cell>
          <table:table-cell office:value-type="float" office:value="40052" table:style-name="ce5">
            <text:p>40.052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765455" table:style-name="ce5">
            <text:p>1.765.455</text:p>
          </table:table-cell>
          <table:table-cell office:value-type="float" office:value="232200" table:style-name="ce5">
            <text:p>232.200</text:p>
          </table:table-cell>
          <table:table-cell office:value-type="float" office:value="762000" table:style-name="ce5">
            <text:p>762.000</text:p>
          </table:table-cell>
          <table:table-cell office:value-type="float" office:value="38900" table:style-name="ce5">
            <text:p>38.900</text:p>
          </table:table-cell>
          <table:table-cell office:value-type="float" office:value="2798555" table:style-name="ce6">
            <text:p>2.798.555</text:p>
          </table:table-cell>
          <table:table-cell office:value-type="float" office:value="2411194" table:style-name="ce6">
            <text:p>2.411.194</text:p>
          </table:table-cell>
          <table:table-cell office:value-type="percentage" office:value="0.86158535387012225" table:style-name="ce7">
            <text:p>86,2%</text:p>
          </table:table-cell>
          <table:table-cell office:value-type="float" office:value="1771335" table:style-name="ce5">
            <text:p>1.771.335</text:p>
          </table:table-cell>
          <table:table-cell office:value-type="float" office:value="661812" table:style-name="ce5">
            <text:p>661.812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379805" table:style-name="ce5">
            <text:p>379.805</text:p>
          </table:table-cell>
          <table:table-cell office:value-type="float" office:value="47900" table:style-name="ce5">
            <text:p>47.900</text:p>
          </table:table-cell>
          <table:table-cell office:value-type="float" office:value="169800" table:style-name="ce5">
            <text:p>169.800</text:p>
          </table:table-cell>
          <table:table-cell office:value-type="float" office:value="8650" table:style-name="ce5">
            <text:p>8.650</text:p>
          </table:table-cell>
          <table:table-cell office:value-type="float" office:value="606155" table:style-name="ce6">
            <text:p>606.155</text:p>
          </table:table-cell>
          <table:table-cell office:value-type="float" office:value="470231" table:style-name="ce6">
            <text:p>470.231</text:p>
          </table:table-cell>
          <table:table-cell office:value-type="percentage" office:value="0.77576032532932993" table:style-name="ce7">
            <text:p>77,6%</text:p>
          </table:table-cell>
          <table:table-cell office:value-type="float" office:value="340133" table:style-name="ce5">
            <text:p>340.133</text:p>
          </table:table-cell>
          <table:table-cell office:value-type="float" office:value="130579" table:style-name="ce5">
            <text:p>130.579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197295" table:style-name="ce5">
            <text:p>197.295</text:p>
          </table:table-cell>
          <table:table-cell office:value-type="float" office:value="25900" table:style-name="ce5">
            <text:p>25.900</text:p>
          </table:table-cell>
          <table:table-cell office:value-type="float" office:value="74300" table:style-name="ce5">
            <text:p>74.300</text:p>
          </table:table-cell>
          <table:table-cell office:value-type="float" office:value="3850" table:style-name="ce5">
            <text:p>3.850</text:p>
          </table:table-cell>
          <table:table-cell office:value-type="float" office:value="301345" table:style-name="ce6">
            <text:p>301.345</text:p>
          </table:table-cell>
          <table:table-cell office:value-type="float" office:value="273349" table:style-name="ce6">
            <text:p>273.349</text:p>
          </table:table-cell>
          <table:table-cell office:value-type="percentage" office:value="0.9070965172808575" table:style-name="ce7">
            <text:p>90,7%</text:p>
          </table:table-cell>
          <table:table-cell office:value-type="float" office:value="193069" table:style-name="ce5">
            <text:p>193.069</text:p>
          </table:table-cell>
          <table:table-cell office:value-type="float" office:value="83911" table:style-name="ce5">
            <text:p>83.911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714690" table:style-name="ce5">
            <text:p>714.690</text:p>
          </table:table-cell>
          <table:table-cell office:value-type="float" office:value="93000" table:style-name="ce5">
            <text:p>93.000</text:p>
          </table:table-cell>
          <table:table-cell office:value-type="float" office:value="249500" table:style-name="ce5">
            <text:p>249.500</text:p>
          </table:table-cell>
          <table:table-cell office:value-type="float" office:value="12750" table:style-name="ce5">
            <text:p>12.750</text:p>
          </table:table-cell>
          <table:table-cell office:value-type="float" office:value="1069940" table:style-name="ce6">
            <text:p>1.069.940</text:p>
          </table:table-cell>
          <table:table-cell office:value-type="float" office:value="951644" table:style-name="ce6">
            <text:p>951.644</text:p>
          </table:table-cell>
          <table:table-cell office:value-type="percentage" office:value="0.88943679084808491" table:style-name="ce7">
            <text:p>88,9%</text:p>
          </table:table-cell>
          <table:table-cell office:value-type="float" office:value="685764" table:style-name="ce5">
            <text:p>685.764</text:p>
          </table:table-cell>
          <table:table-cell office:value-type="float" office:value="278413" table:style-name="ce5">
            <text:p>278.413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4850" table:style-name="ce5">
            <text:p>14.850</text:p>
          </table:table-cell>
          <table:table-cell office:value-type="float" office:value="2000" table:style-name="ce5">
            <text:p>2.0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27300" table:style-name="ce6">
            <text:p>27.300</text:p>
          </table:table-cell>
          <table:table-cell office:value-type="float" office:value="24464" table:style-name="ce6">
            <text:p>24.464</text:p>
          </table:table-cell>
          <table:table-cell office:value-type="percentage" office:value="0.89611721611721606" table:style-name="ce7">
            <text:p>89,6%</text:p>
          </table:table-cell>
          <table:table-cell office:value-type="float" office:value="17206" table:style-name="ce5">
            <text:p>17.206</text:p>
          </table:table-cell>
          <table:table-cell office:value-type="float" office:value="7705" table:style-name="ce5">
            <text:p>7.705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3680" table:style-name="ce5">
            <text:p>13.680</text:p>
          </table:table-cell>
          <table:table-cell office:value-type="float" office:value="1900" table:style-name="ce5">
            <text:p>1.9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26030" table:style-name="ce6">
            <text:p>26.030</text:p>
          </table:table-cell>
          <table:table-cell office:value-type="float" office:value="21551" table:style-name="ce6">
            <text:p>21.551</text:p>
          </table:table-cell>
          <table:table-cell office:value-type="percentage" office:value="0.82792931233192468" table:style-name="ce7">
            <text:p>82,8%</text:p>
          </table:table-cell>
          <table:table-cell office:value-type="float" office:value="15209" table:style-name="ce5">
            <text:p>15.209</text:p>
          </table:table-cell>
          <table:table-cell office:value-type="float" office:value="6593" table:style-name="ce5">
            <text:p>6.593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0" table:style-name="ce5">
            <text:p>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87940" table:style-name="ce6">
            <text:p>87.940</text:p>
          </table:table-cell>
          <table:table-cell office:value-type="float" office:value="75328" table:style-name="ce6">
            <text:p>75.328</text:p>
          </table:table-cell>
          <table:table-cell office:value-type="percentage" office:value="0.85658403456902432" table:style-name="ce7">
            <text:p>85,7%</text:p>
          </table:table-cell>
          <table:table-cell office:value-type="float" office:value="65938" table:style-name="ce5">
            <text:p>65.938</text:p>
          </table:table-cell>
          <table:table-cell office:value-type="float" office:value="9390" table:style-name="ce5">
            <text:p>9.390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3647075" table:style-name="ce11">
            <text:p>13.647.075</text:p>
          </table:table-cell>
          <table:table-cell office:value-type="float" office:value="1776000" table:style-name="ce12">
            <text:p>1.776.000</text:p>
          </table:table-cell>
          <table:table-cell office:value-type="float" office:value="5397000" table:style-name="ce13">
            <text:p>5.397.000</text:p>
          </table:table-cell>
          <table:table-cell office:value-type="float" office:value="272400" table:style-name="ce14">
            <text:p>272.400</text:p>
          </table:table-cell>
          <table:table-cell office:value-type="float" office:value="21092475" table:style-name="ce15">
            <text:p>21.092.475</text:p>
          </table:table-cell>
          <table:table-cell office:value-type="float" office:value="18489580" table:style-name="ce15">
            <text:p>18.489.580</text:p>
          </table:table-cell>
          <table:table-cell office:value-type="percentage" office:value="0.87659603721232338" table:style-name="ce16">
            <text:p>87,7%</text:p>
          </table:table-cell>
          <table:table-cell office:value-type="float" office:value="12966552" table:style-name="ce15">
            <text:p>12.966.552</text:p>
          </table:table-cell>
          <table:table-cell office:value-type="float" office:value="5696827" table:style-name="ce15">
            <text:p>5.696.827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786" table:style-name="ce23">
            <text:p>41.786</text:p>
          </table:table-cell>
          <table:table-cell office:value-type="float" office:value="41786" table:style-name="ce23">
            <text:p>41.786</text:p>
          </table:table-cell>
          <table:table-cell office:value-type="float" office:value="40128" table:style-name="ce23">
            <text:p>40.128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5873145436212603" table:style-name="ce24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421" table:style-name="ce5">
            <text:p>18.421</text:p>
          </table:table-cell>
          <table:table-cell office:value-type="float" office:value="18421" table:style-name="ce5">
            <text:p>18.421</text:p>
          </table:table-cell>
          <table:table-cell office:value-type="float" office:value="17722" table:style-name="ce5">
            <text:p>17.72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722826086956525" table:style-name="ce25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39" table:style-name="ce5">
            <text:p>5.439</text:p>
          </table:table-cell>
          <table:table-cell office:value-type="float" office:value="5231" table:style-name="ce5">
            <text:p>5.231</text:p>
          </table:table-cell>
          <table:table-cell office:value-type="percentage" office:value="0.98962882096069871" table:style-name="ce25">
            <text:p>99,0%</text:p>
          </table:table-cell>
          <table:table-cell office:value-type="percentage" office:value="0.94395924308588064" table:style-name="ce25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787" table:style-name="ce5">
            <text:p>10.787</text:p>
          </table:table-cell>
          <table:table-cell office:value-type="float" office:value="10787" table:style-name="ce5">
            <text:p>10.787</text:p>
          </table:table-cell>
          <table:table-cell office:value-type="float" office:value="9786" table:style-name="ce5">
            <text:p>9.78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222553310364095" table:style-name="ce25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82" table:style-name="ce5">
            <text:p>7.182</text:p>
          </table:table-cell>
          <table:table-cell office:value-type="float" office:value="6966" table:style-name="ce5">
            <text:p>6.966</text:p>
          </table:table-cell>
          <table:table-cell office:value-type="percentage" office:value="0.96144578313253015" table:style-name="ce25">
            <text:p>96,1%</text:p>
          </table:table-cell>
          <table:table-cell office:value-type="percentage" office:value="0.92597054886211516" table:style-name="ce25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4942" table:style-name="ce5">
            <text:p>24.942</text:p>
          </table:table-cell>
          <table:table-cell office:value-type="float" office:value="23616" table:style-name="ce5">
            <text:p>23.616</text:p>
          </table:table-cell>
          <table:table-cell office:value-type="percentage" office:value="0.97559258390049286" table:style-name="ce25">
            <text:p>97,6%</text:p>
          </table:table-cell>
          <table:table-cell office:value-type="percentage" office:value="0.91938512086364699" table:style-name="ce25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77849" table:style-name="ce5">
            <text:p>77.849</text:p>
          </table:table-cell>
          <table:table-cell office:value-type="float" office:value="77817" table:style-name="ce5">
            <text:p>77.817</text:p>
          </table:table-cell>
          <table:table-cell office:value-type="float" office:value="64772" table:style-name="ce5">
            <text:p>64.772</text:p>
          </table:table-cell>
          <table:table-cell office:value-type="percentage" office:value="0.99958894783491115" table:style-name="ce25">
            <text:p>100,0%</text:p>
          </table:table-cell>
          <table:table-cell office:value-type="percentage" office:value="0.83202096366041955" table:style-name="ce25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9994" table:style-name="ce5">
            <text:p>29.994</text:p>
          </table:table-cell>
          <table:table-cell office:value-type="float" office:value="29994" table:style-name="ce5">
            <text:p>29.994</text:p>
          </table:table-cell>
          <table:table-cell office:value-type="float" office:value="27918" table:style-name="ce5">
            <text:p>27.918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2978289231592681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31" table:style-name="ce5">
            <text:p>23.431</text:p>
          </table:table-cell>
          <table:table-cell office:value-type="float" office:value="22731" table:style-name="ce5">
            <text:p>22.731</text:p>
          </table:table-cell>
          <table:table-cell office:value-type="percentage" office:value="0.98449579831932776" table:style-name="ce25">
            <text:p>98,4%</text:p>
          </table:table-cell>
          <table:table-cell office:value-type="percentage" office:value="0.94966386554621851" table:style-name="ce25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2" table:style-name="ce5">
            <text:p>3.362</text:p>
          </table:table-cell>
          <table:table-cell office:value-type="float" office:value="3248" table:style-name="ce5">
            <text:p>3.248</text:p>
          </table:table-cell>
          <table:table-cell office:value-type="percentage" office:value="0.991740412979351" table:style-name="ce25">
            <text:p>99,2%</text:p>
          </table:table-cell>
          <table:table-cell office:value-type="percentage" office:value="0.95634218289085549" table:style-name="ce25">
            <text:p>95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112" table:style-name="ce5">
            <text:p>52.112</text:p>
          </table:table-cell>
          <table:table-cell office:value-type="float" office:value="52112" table:style-name="ce5">
            <text:p>52.112</text:p>
          </table:table-cell>
          <table:table-cell office:value-type="float" office:value="49359" table:style-name="ce5">
            <text:p>49.35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4320310538614549" table:style-name="ce25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11" table:style-name="ce5">
            <text:p>11.311</text:p>
          </table:table-cell>
          <table:table-cell office:value-type="float" office:value="10877" table:style-name="ce5">
            <text:p>10.877</text:p>
          </table:table-cell>
          <table:table-cell office:value-type="percentage" office:value="0.95170382835506939" table:style-name="ce25">
            <text:p>95,2%</text:p>
          </table:table-cell>
          <table:table-cell office:value-type="percentage" office:value="0.91173748422381151" table:style-name="ce25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0" table:style-name="ce5">
            <text:p>8.120</text:p>
          </table:table-cell>
          <table:table-cell office:value-type="float" office:value="7950" table:style-name="ce5">
            <text:p>7.950</text:p>
          </table:table-cell>
          <table:table-cell office:value-type="percentage" office:value="0.97327100563346514" table:style-name="ce25">
            <text:p>97,3%</text:p>
          </table:table-cell>
          <table:table-cell office:value-type="percentage" office:value="0.95109672779575694" table:style-name="ce25">
            <text:p>95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5" table:style-name="ce5">
            <text:p>195</text:p>
          </table:table-cell>
          <table:table-cell office:value-type="float" office:value="192" table:style-name="ce5">
            <text:p>192</text:p>
          </table:table-cell>
          <table:table-cell office:value-type="percentage" office:value="0.98484848484848486" table:style-name="ce25">
            <text:p>98,5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18" table:style-name="ce5">
            <text:p>318</text:p>
          </table:table-cell>
          <table:table-cell office:value-type="float" office:value="310" table:style-name="ce5">
            <text:p>310</text:p>
          </table:table-cell>
          <table:table-cell office:value-type="percentage" office:value="0.97846153846153849" table:style-name="ce25">
            <text:p>97,8%</text:p>
          </table:table-cell>
          <table:table-cell office:value-type="percentage" office:value="0.91692307692307695" table:style-name="ce25">
            <text:p>91,7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5046" table:style-name="ce15">
            <text:p>415.046</text:p>
          </table:table-cell>
          <table:table-cell office:value-type="float" office:value="412302" table:style-name="ce15">
            <text:p>412.302</text:p>
          </table:table-cell>
          <table:table-cell office:value-type="float" office:value="381662" table:style-name="ce15">
            <text:p>381.662</text:p>
          </table:table-cell>
          <table:table-cell office:value-type="percentage" office:value="0.993388684627728" table:style-name="ce26">
            <text:p>99,3%</text:p>
          </table:table-cell>
          <table:table-cell office:value-type="percentage" office:value="0.91956554213267927" table:style-name="ce26">
            <text:p>92,0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642325" table:style-name="ce23">
            <text:p>1.642.325</text:p>
          </table:table-cell>
          <table:table-cell office:value-type="percentage" office:value="0.82943863873732104" table:style-name="ce28">
            <text:p>82,9%</text:p>
          </table:table-cell>
          <table:table-cell office:value-type="float" office:value="755382" table:style-name="ce23">
            <text:p>755.382</text:p>
          </table:table-cell>
          <table:table-cell office:value-type="percentage" office:value="0.38149758288199659" table:style-name="ce28">
            <text:p>38,1%</text:p>
          </table:table-cell>
          <table:table-cell office:value-type="date" office:date-value="2021-05-05T00:00:00" table:style-name="ce29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19648" table:style-name="ce5">
            <text:p>319.648</text:p>
          </table:table-cell>
          <table:table-cell office:value-type="percentage" office:value="0.85437910453346311" table:style-name="ce30">
            <text:p>85,4%</text:p>
          </table:table-cell>
          <table:table-cell office:value-type="float" office:value="142940" table:style-name="ce5">
            <text:p>142.940</text:p>
          </table:table-cell>
          <table:table-cell office:value-type="percentage" office:value="0.3820607330626602" table:style-name="ce30">
            <text:p>38,2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282866" table:style-name="ce5">
            <text:p>282.866</text:p>
          </table:table-cell>
          <table:table-cell office:value-type="percentage" office:value="0.81581763173909161" table:style-name="ce30">
            <text:p>81,6%</text:p>
          </table:table-cell>
          <table:table-cell office:value-type="float" office:value="141749" table:style-name="ce5">
            <text:p>141.749</text:p>
          </table:table-cell>
          <table:table-cell office:value-type="percentage" office:value="0.40882019571593792" table:style-name="ce30">
            <text:p>40,9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187150" table:style-name="ce5">
            <text:p>187.150</text:p>
          </table:table-cell>
          <table:table-cell office:value-type="percentage" office:value="0.75680681308105091" table:style-name="ce30">
            <text:p>75,7%</text:p>
          </table:table-cell>
          <table:table-cell office:value-type="float" office:value="78422" table:style-name="ce5">
            <text:p>78.422</text:p>
          </table:table-cell>
          <table:table-cell office:value-type="percentage" office:value="0.3171269243678449" table:style-name="ce30">
            <text:p>31,7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366227" table:style-name="ce5">
            <text:p>366.227</text:p>
          </table:table-cell>
          <table:table-cell office:value-type="percentage" office:value="0.76319710581650024" table:style-name="ce30">
            <text:p>76,3%</text:p>
          </table:table-cell>
          <table:table-cell office:value-type="float" office:value="146172" table:style-name="ce5">
            <text:p>146.172</text:p>
          </table:table-cell>
          <table:table-cell office:value-type="percentage" office:value="0.30461448050364792" table:style-name="ce30">
            <text:p>30,5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34685" table:style-name="ce5">
            <text:p>134.685</text:p>
          </table:table-cell>
          <table:table-cell office:value-type="percentage" office:value="0.78555055904533599" table:style-name="ce30">
            <text:p>78,6%</text:p>
          </table:table-cell>
          <table:table-cell office:value-type="float" office:value="62548" table:style-name="ce5">
            <text:p>62.548</text:p>
          </table:table-cell>
          <table:table-cell office:value-type="percentage" office:value="0.36481134771628376" table:style-name="ce30">
            <text:p>36,5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659880" table:style-name="ce5">
            <text:p>659.880</text:p>
          </table:table-cell>
          <table:table-cell office:value-type="percentage" office:value="0.83779178865525206" table:style-name="ce30">
            <text:p>83,8%</text:p>
          </table:table-cell>
          <table:table-cell office:value-type="float" office:value="308089" table:style-name="ce5">
            <text:p>308.089</text:p>
          </table:table-cell>
          <table:table-cell office:value-type="percentage" office:value="0.39115359516125348" table:style-name="ce30">
            <text:p>39,1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28763" table:style-name="ce5">
            <text:p>428.763</text:p>
          </table:table-cell>
          <table:table-cell office:value-type="percentage" office:value="0.83622076729096095" table:style-name="ce30">
            <text:p>83,6%</text:p>
          </table:table-cell>
          <table:table-cell office:value-type="float" office:value="182195" table:style-name="ce5">
            <text:p>182.195</text:p>
          </table:table-cell>
          <table:table-cell office:value-type="percentage" office:value="0.35533673077335642" table:style-name="ce30">
            <text:p>35,5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518117" table:style-name="ce5">
            <text:p>1.518.117</text:p>
          </table:table-cell>
          <table:table-cell office:value-type="percentage" office:value="0.79065628788920417" table:style-name="ce30">
            <text:p>79,1%</text:p>
          </table:table-cell>
          <table:table-cell office:value-type="float" office:value="694550" table:style-name="ce5">
            <text:p>694.550</text:p>
          </table:table-cell>
          <table:table-cell office:value-type="percentage" office:value="0.36173122674566371" table:style-name="ce30">
            <text:p>36,2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008147" table:style-name="ce5">
            <text:p>1.008.147</text:p>
          </table:table-cell>
          <table:table-cell office:value-type="percentage" office:value="0.77841915929090799" table:style-name="ce30">
            <text:p>77,8%</text:p>
          </table:table-cell>
          <table:table-cell office:value-type="float" office:value="462350" table:style-name="ce5">
            <text:p>462.350</text:p>
          </table:table-cell>
          <table:table-cell office:value-type="percentage" office:value="0.35699367086164152" table:style-name="ce30">
            <text:p>35,7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55356" table:style-name="ce5">
            <text:p>255.356</text:p>
          </table:table-cell>
          <table:table-cell office:value-type="percentage" office:value="0.87099304859164062" table:style-name="ce30">
            <text:p>87,1%</text:p>
          </table:table-cell>
          <table:table-cell office:value-type="float" office:value="125643" table:style-name="ce5">
            <text:p>125.643</text:p>
          </table:table-cell>
          <table:table-cell office:value-type="percentage" office:value="0.4285553486277961" table:style-name="ce30">
            <text:p>42,9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690676" table:style-name="ce5">
            <text:p>690.676</text:p>
          </table:table-cell>
          <table:table-cell office:value-type="percentage" office:value="0.79297719494231289" table:style-name="ce30">
            <text:p>79,3%</text:p>
          </table:table-cell>
          <table:table-cell office:value-type="float" office:value="370178" table:style-name="ce5">
            <text:p>370.178</text:p>
          </table:table-cell>
          <table:table-cell office:value-type="percentage" office:value="0.42500783590186353" table:style-name="ce30">
            <text:p>42,5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0468" table:style-name="ce5">
            <text:p>80.468</text:p>
          </table:table-cell>
          <table:table-cell office:value-type="percentage" office:value="0.91388983532084045" table:style-name="ce30">
            <text:p>91,4%</text:p>
          </table:table-cell>
          <table:table-cell office:value-type="float" office:value="31450" table:style-name="ce5">
            <text:p>31.450</text:p>
          </table:table-cell>
          <table:table-cell office:value-type="percentage" office:value="0.35718341851220897" table:style-name="ce30">
            <text:p>35,7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345278" table:style-name="ce5">
            <text:p>1.345.278</text:p>
          </table:table-cell>
          <table:table-cell office:value-type="percentage" office:value="0.84421465354189384" table:style-name="ce30">
            <text:p>84,4%</text:p>
          </table:table-cell>
          <table:table-cell office:value-type="float" office:value="480422" table:style-name="ce5">
            <text:p>480.422</text:p>
          </table:table-cell>
          <table:table-cell office:value-type="percentage" office:value="0.30148362813032231" table:style-name="ce30">
            <text:p>30,1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46977" table:style-name="ce5">
            <text:p>246.977</text:p>
          </table:table-cell>
          <table:table-cell office:value-type="percentage" office:value="0.77281986613638565" table:style-name="ce30">
            <text:p>77,3%</text:p>
          </table:table-cell>
          <table:table-cell office:value-type="float" office:value="85904" table:style-name="ce5">
            <text:p>85.904</text:p>
          </table:table-cell>
          <table:table-cell office:value-type="percentage" office:value="0.26880364479518365" table:style-name="ce30">
            <text:p>26,9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47676" table:style-name="ce5">
            <text:p>147.676</text:p>
          </table:table-cell>
          <table:table-cell office:value-type="percentage" office:value="0.86460345897589019" table:style-name="ce30">
            <text:p>86,5%</text:p>
          </table:table-cell>
          <table:table-cell office:value-type="float" office:value="62546" table:style-name="ce5">
            <text:p>62.546</text:p>
          </table:table-cell>
          <table:table-cell office:value-type="percentage" office:value="0.3661900914509198" table:style-name="ce30">
            <text:p>36,6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525191" table:style-name="ce5">
            <text:p>525.191</text:p>
          </table:table-cell>
          <table:table-cell office:value-type="percentage" office:value="0.80655916455501808" table:style-name="ce30">
            <text:p>80,7%</text:p>
          </table:table-cell>
          <table:table-cell office:value-type="float" office:value="211865" table:style-name="ce5">
            <text:p>211.865</text:p>
          </table:table-cell>
          <table:table-cell office:value-type="percentage" office:value="0.32537049834907472" table:style-name="ce30">
            <text:p>32,5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264" table:style-name="ce5">
            <text:p>11.264</text:p>
          </table:table-cell>
          <table:table-cell office:value-type="percentage" office:value="0.76211096075778073" table:style-name="ce30">
            <text:p>76,2%</text:p>
          </table:table-cell>
          <table:table-cell office:value-type="float" office:value="6108" table:style-name="ce5">
            <text:p>6.108</text:p>
          </table:table-cell>
          <table:table-cell office:value-type="percentage" office:value="0.41326116373477673" table:style-name="ce30">
            <text:p>41,3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9777" table:style-name="ce5">
            <text:p>9.777</text:p>
          </table:table-cell>
          <table:table-cell office:value-type="percentage" office:value="0.70216891697787986" table:style-name="ce30">
            <text:p>70,2%</text:p>
          </table:table-cell>
          <table:table-cell office:value-type="float" office:value="5067" table:style-name="ce5">
            <text:p>5.067</text:p>
          </table:table-cell>
          <table:table-cell office:value-type="percentage" office:value="0.36390405056018388" table:style-name="ce30">
            <text:p>36,4%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75" table:style-name="ce5">
            <text:p>3.175</text:p>
          </table:table-cell>
          <table:table-cell office:value-type="string" table:style-name="ce30">
            <text:p>-</text:p>
          </table:table-cell>
          <table:table-cell office:value-type="float" office:value="621" table:style-name="ce5">
            <text:p>621</text:p>
          </table:table-cell>
          <table:table-cell office:value-type="string" table:style-name="ce30">
            <text:p>-</text:p>
          </table:table-cell>
          <table:table-cell office:value-type="date" office:date-value="2021-05-05T00:00:00" table:style-name="ce8">
            <text:p>0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9863646" table:style-name="ce15">
            <text:p>9.863.646</text:p>
          </table:table-cell>
          <table:table-cell office:value-type="percentage" office:value="0.8130905349946892" table:style-name="ce16">
            <text:p>81,3%</text:p>
          </table:table-cell>
          <table:table-cell office:value-type="float" office:value="4354201" table:style-name="ce15">
            <text:p>4.354.201</text:p>
          </table:table-cell>
          <table:table-cell office:value-type="percentage" office:value="0.35893011778447959" table:style-name="ce16">
            <text:p>35,9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2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6137" table:style-name="ce40">
            <text:p>426.137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01130" table:style-name="ce40">
            <text:p>601.130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242736180792489" table:style-name="ce41">
            <text:p>92,4%</text:p>
          </table:table-cell>
          <table:table-cell office:value-type="float" office:value="615058" table:style-name="ce40">
            <text:p>615.058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67135295973244469" table:style-name="ce41">
            <text:p>67,1%</text:p>
          </table:table-cell>
          <table:table-cell office:value-type="float" office:value="161716" table:style-name="ce40">
            <text:p>161.716</text:p>
          </table:table-cell>
          <table:table-cell office:value-type="float" office:value="1265021" table:style-name="ce40">
            <text:p>1.265.021</text:p>
          </table:table-cell>
          <table:table-cell office:value-type="float" office:value="0.12783661298903337" table:style-name="ce40">
            <text:p>0</text:p>
          </table:table-cell>
          <table:table-cell office:value-type="float" office:value="342937" table:style-name="ce40">
            <text:p>342.937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1395599294339932" table:style-name="ce41">
            <text:p>11,4%</text:p>
          </table:table-cell>
          <table:table-cell office:value-type="float" office:value="31432" table:style-name="ce40">
            <text:p>31.432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0223217852315108E-2" table:style-name="ce41">
            <text:p>5,0%</text:p>
          </table:table-cell>
          <table:table-cell office:value-type="float" office:value="377" table:style-name="ce40">
            <text:p>377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0723280984603206E-3" table:style-name="ce41">
            <text:p>0,2%</text:p>
          </table:table-cell>
          <table:table-cell office:value-type="float" office:value="2178787" table:style-name="ce40">
            <text:p>2.178.787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0851335126822144" table:style-name="ce41">
            <text:p>30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9476" table:style-name="ce43">
            <text:p>99.476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0184" table:style-name="ce43">
            <text:p>110.184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2626623513093187" table:style-name="ce44">
            <text:p>92,6%</text:p>
          </table:table-cell>
          <table:table-cell office:value-type="float" office:value="109988" table:style-name="ce43">
            <text:p>109.988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70339649670326865" table:style-name="ce44">
            <text:p>70,3%</text:p>
          </table:table-cell>
          <table:table-cell office:value-type="float" office:value="30155" table:style-name="ce43">
            <text:p>30.155</text:p>
          </table:table-cell>
          <table:table-cell office:value-type="float" office:value="198266" table:style-name="ce43">
            <text:p>198.266</text:p>
          </table:table-cell>
          <table:table-cell office:value-type="float" office:value="0.15209365196251501" table:style-name="ce43">
            <text:p>0</text:p>
          </table:table-cell>
          <table:table-cell office:value-type="float" office:value="53372" table:style-name="ce43">
            <text:p>53.372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196458954947846" table:style-name="ce44">
            <text:p>12,0%</text:p>
          </table:table-cell>
          <table:table-cell office:value-type="float" office:value="5997" table:style-name="ce43">
            <text:p>5.997</text:p>
          </table:table-cell>
          <table:table-cell office:value-type="float" office:value="89180" table:style-name="ce43">
            <text:p>89.180</text:p>
          </table:table-cell>
          <table:table-cell office:value-type="percentage" office:value="6.7246019286835615E-2" table:style-name="ce44">
            <text:p>6,7%</text:p>
          </table:table-cell>
          <table:table-cell office:value-type="float" office:value="38" table:style-name="ce43">
            <text:p>3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5135824105791443E-3" table:style-name="ce44">
            <text:p>0,2%</text:p>
          </table:table-cell>
          <table:table-cell office:value-type="float" office:value="409210" table:style-name="ce43">
            <text:p>409.210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36124912161756551" table:style-name="ce44">
            <text:p>36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279" table:style-name="ce43">
            <text:p>87.279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377177601165945" table:style-name="ce44">
            <text:p>99,4%</text:p>
          </table:table-cell>
          <table:table-cell office:value-type="float" office:value="104672" table:style-name="ce43">
            <text:p>104.672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5810487967853253" table:style-name="ce44">
            <text:p>95,8%</text:p>
          </table:table-cell>
          <table:table-cell office:value-type="float" office:value="90915" table:style-name="ce43">
            <text:p>90.915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60750942185871226" table:style-name="ce44">
            <text:p>60,8%</text:p>
          </table:table-cell>
          <table:table-cell office:value-type="float" office:value="26701" table:style-name="ce43">
            <text:p>26.701</text:p>
          </table:table-cell>
          <table:table-cell office:value-type="float" office:value="162645" table:style-name="ce43">
            <text:p>162.645</text:p>
          </table:table-cell>
          <table:table-cell office:value-type="float" office:value="0.16416735835715823" table:style-name="ce43">
            <text:p>0</text:p>
          </table:table-cell>
          <table:table-cell office:value-type="float" office:value="42664" table:style-name="ce43">
            <text:p>42.664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24578152408451" table:style-name="ce44">
            <text:p>13,2%</text:p>
          </table:table-cell>
          <table:table-cell office:value-type="float" office:value="4240" table:style-name="ce43">
            <text:p>4.240</text:p>
          </table:table-cell>
          <table:table-cell office:value-type="float" office:value="54179" table:style-name="ce43">
            <text:p>54.179</text:p>
          </table:table-cell>
          <table:table-cell office:value-type="percentage" office:value="7.8259104080916964E-2" table:style-name="ce44">
            <text:p>7,8%</text:p>
          </table:table-cell>
          <table:table-cell office:value-type="float" office:value="37" table:style-name="ce43">
            <text:p>37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3774336567499838E-3" table:style-name="ce44">
            <text:p>0,2%</text:p>
          </table:table-cell>
          <table:table-cell office:value-type="float" office:value="356508" table:style-name="ce43">
            <text:p>356.508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39558859265719715" table:style-name="ce44">
            <text:p>39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462" table:style-name="ce43">
            <text:p>49.462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9838520850995116" table:style-name="ce44">
            <text:p>99,8%</text:p>
          </table:table-cell>
          <table:table-cell office:value-type="float" office:value="67161" table:style-name="ce43">
            <text:p>67.161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83413234636593969" table:style-name="ce44">
            <text:p>83,4%</text:p>
          </table:table-cell>
          <table:table-cell office:value-type="float" office:value="70527" table:style-name="ce43">
            <text:p>70.527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60160708345062308" table:style-name="ce44">
            <text:p>60,2%</text:p>
          </table:table-cell>
          <table:table-cell office:value-type="float" office:value="23821" table:style-name="ce43">
            <text:p>23.821</text:p>
          </table:table-cell>
          <table:table-cell office:value-type="float" office:value="165797" table:style-name="ce43">
            <text:p>165.797</text:p>
          </table:table-cell>
          <table:table-cell office:value-type="float" office:value="0.14367569980156455" table:style-name="ce43">
            <text:p>0</text:p>
          </table:table-cell>
          <table:table-cell office:value-type="float" office:value="44306" table:style-name="ce43">
            <text:p>44.306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9.5475957539424297E-2" table:style-name="ce44">
            <text:p>9,5%</text:p>
          </table:table-cell>
          <table:table-cell office:value-type="float" office:value="3848" table:style-name="ce43">
            <text:p>3.848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4828108435559594E-2" table:style-name="ce44">
            <text:p>4,5%</text:p>
          </table:table-cell>
          <table:table-cell office:value-type="float" office:value="36" table:style-name="ce43">
            <text:p>36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5450643776824034E-3" table:style-name="ce44">
            <text:p>0,2%</text:p>
          </table:table-cell>
          <table:table-cell office:value-type="float" office:value="259161" table:style-name="ce43">
            <text:p>259.161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26276641802167539" table:style-name="ce44">
            <text:p>26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7788" table:style-name="ce43">
            <text:p>87.788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7287113790504898" table:style-name="ce44">
            <text:p>97,3%</text:p>
          </table:table-cell>
          <table:table-cell office:value-type="float" office:value="127010" table:style-name="ce43">
            <text:p>127.010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2190628417599054" table:style-name="ce44">
            <text:p>82,2%</text:p>
          </table:table-cell>
          <table:table-cell office:value-type="float" office:value="151429" table:style-name="ce43">
            <text:p>151.429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64412655471049629" table:style-name="ce44">
            <text:p>64,4%</text:p>
          </table:table-cell>
          <table:table-cell office:value-type="float" office:value="33762" table:style-name="ce43">
            <text:p>33.762</text:p>
          </table:table-cell>
          <table:table-cell office:value-type="float" office:value="350512" table:style-name="ce43">
            <text:p>350.512</text:p>
          </table:table-cell>
          <table:table-cell office:value-type="float" office:value="9.6321951887524529E-2" table:style-name="ce43">
            <text:p>0</text:p>
          </table:table-cell>
          <table:table-cell office:value-type="float" office:value="69699" table:style-name="ce43">
            <text:p>69.699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8.3731473995418124E-2" table:style-name="ce44">
            <text:p>8,4%</text:p>
          </table:table-cell>
          <table:table-cell office:value-type="float" office:value="6161" table:style-name="ce43">
            <text:p>6.161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3.7590223247243731E-2" table:style-name="ce44">
            <text:p>3,8%</text:p>
          </table:table-cell>
          <table:table-cell office:value-type="float" office:value="60" table:style-name="ce43">
            <text:p>60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3528138528138528E-3" table:style-name="ce44">
            <text:p>0,1%</text:p>
          </table:table-cell>
          <table:table-cell office:value-type="float" office:value="475909" table:style-name="ce43">
            <text:p>475.909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2543562834006669" table:style-name="ce44">
            <text:p>25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474" table:style-name="ce43">
            <text:p>41.474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2474" table:style-name="ce43">
            <text:p>52.474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98884408095579091" table:style-name="ce44">
            <text:p>98,9%</text:p>
          </table:table-cell>
          <table:table-cell office:value-type="float" office:value="40737" table:style-name="ce43">
            <text:p>40.737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5266920938651497" table:style-name="ce44">
            <text:p>52,7%</text:p>
          </table:table-cell>
          <table:table-cell office:value-type="float" office:value="12077" table:style-name="ce43">
            <text:p>12.077</text:p>
          </table:table-cell>
          <table:table-cell office:value-type="float" office:value="89964" table:style-name="ce43">
            <text:p>89.964</text:p>
          </table:table-cell>
          <table:table-cell office:value-type="float" office:value="0.13424258592325819" table:style-name="ce43">
            <text:p>0</text:p>
          </table:table-cell>
          <table:table-cell office:value-type="float" office:value="23449" table:style-name="ce43">
            <text:p>23.449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07211659742279" table:style-name="ce44">
            <text:p>12,1%</text:p>
          </table:table-cell>
          <table:table-cell office:value-type="float" office:value="1632" table:style-name="ce43">
            <text:p>1.632</text:p>
          </table:table-cell>
          <table:table-cell office:value-type="float" office:value="34935" table:style-name="ce43">
            <text:p>34.935</text:p>
          </table:table-cell>
          <table:table-cell office:value-type="percentage" office:value="4.6715328467153282E-2" table:style-name="ce44">
            <text:p>4,7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171848" table:style-name="ce43">
            <text:p>171.848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34274727554130169" table:style-name="ce44">
            <text:p>34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6752" table:style-name="ce43">
            <text:p>226.752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0009" table:style-name="ce43">
            <text:p>240.009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7799193186911704" table:style-name="ce44">
            <text:p>97,8%</text:p>
          </table:table-cell>
          <table:table-cell office:value-type="float" office:value="193119" table:style-name="ce43">
            <text:p>193.119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60619634309032411" table:style-name="ce44">
            <text:p>60,6%</text:p>
          </table:table-cell>
          <table:table-cell office:value-type="float" office:value="58177" table:style-name="ce43">
            <text:p>58.177</text:p>
          </table:table-cell>
          <table:table-cell office:value-type="float" office:value="381175" table:style-name="ce43">
            <text:p>381.175</text:p>
          </table:table-cell>
          <table:table-cell office:value-type="float" office:value="0.15262543451170721" table:style-name="ce43">
            <text:p>0</text:p>
          </table:table-cell>
          <table:table-cell office:value-type="float" office:value="90668" table:style-name="ce43">
            <text:p>90.668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269842343866297" table:style-name="ce44">
            <text:p>12,3%</text:p>
          </table:table-cell>
          <table:table-cell office:value-type="float" office:value="8021" table:style-name="ce43">
            <text:p>8.021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553862984863802E-2" table:style-name="ce44">
            <text:p>5,6%</text:p>
          </table:table-cell>
          <table:table-cell office:value-type="float" office:value="105" table:style-name="ce43">
            <text:p>105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5808671713695801E-3" table:style-name="ce44">
            <text:p>0,3%</text:p>
          </table:table-cell>
          <table:table-cell office:value-type="float" office:value="816851" table:style-name="ce43">
            <text:p>816.851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390301274850409" table:style-name="ce44">
            <text:p>39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5876" table:style-name="ce43">
            <text:p>135.876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48042" table:style-name="ce43">
            <text:p>148.042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3049069459022882" table:style-name="ce44">
            <text:p>93,0%</text:p>
          </table:table-cell>
          <table:table-cell office:value-type="float" office:value="144845" table:style-name="ce43">
            <text:p>144.845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66307612019556494" table:style-name="ce44">
            <text:p>66,3%</text:p>
          </table:table-cell>
          <table:table-cell office:value-type="float" office:value="48228" table:style-name="ce43">
            <text:p>48.228</text:p>
          </table:table-cell>
          <table:table-cell office:value-type="float" office:value="307478" table:style-name="ce43">
            <text:p>307.478</text:p>
          </table:table-cell>
          <table:table-cell office:value-type="float" office:value="0.15685024619647583" table:style-name="ce43">
            <text:p>0</text:p>
          </table:table-cell>
          <table:table-cell office:value-type="float" office:value="77747" table:style-name="ce43">
            <text:p>77.747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0983308964279913" table:style-name="ce44">
            <text:p>11,0%</text:p>
          </table:table-cell>
          <table:table-cell office:value-type="float" office:value="6438" table:style-name="ce43">
            <text:p>6.438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3058360866250214E-2" table:style-name="ce44">
            <text:p>4,3%</text:p>
          </table:table-cell>
          <table:table-cell office:value-type="float" office:value="104" table:style-name="ce43">
            <text:p>104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4549145500896989E-3" table:style-name="ce44">
            <text:p>0,2%</text:p>
          </table:table-cell>
          <table:table-cell office:value-type="float" office:value="561280" table:style-name="ce43">
            <text:p>561.280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32633241160861509" table:style-name="ce44">
            <text:p>32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7433" table:style-name="ce43">
            <text:p>447.433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490832" table:style-name="ce43">
            <text:p>490.832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77260850128759684" table:style-name="ce44">
            <text:p>77,3%</text:p>
          </table:table-cell>
          <table:table-cell office:value-type="float" office:value="579852" table:style-name="ce43">
            <text:p>579.852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6922911612447229" table:style-name="ce44">
            <text:p>69,2%</text:p>
          </table:table-cell>
          <table:table-cell office:value-type="float" office:value="148384" table:style-name="ce43">
            <text:p>148.384</text:p>
          </table:table-cell>
          <table:table-cell office:value-type="float" office:value="1091780" table:style-name="ce43">
            <text:p>1.091.780</text:p>
          </table:table-cell>
          <table:table-cell office:value-type="float" office:value="0.13591016505156717" table:style-name="ce43">
            <text:p>0</text:p>
          </table:table-cell>
          <table:table-cell office:value-type="float" office:value="319124" table:style-name="ce43">
            <text:p>319.124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382545318098776" table:style-name="ce44">
            <text:p>11,4%</text:p>
          </table:table-cell>
          <table:table-cell office:value-type="float" office:value="40490" table:style-name="ce43">
            <text:p>40.490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2782375484436904E-2" table:style-name="ce44">
            <text:p>7,3%</text:p>
          </table:table-cell>
          <table:table-cell office:value-type="float" office:value="447" table:style-name="ce43">
            <text:p>447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7961267077015461E-3" table:style-name="ce44">
            <text:p>0,3%</text:p>
          </table:table-cell>
          <table:table-cell office:value-type="float" office:value="2026562" table:style-name="ce43">
            <text:p>2.026.562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1026762270774128" table:style-name="ce44">
            <text:p>31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0296" table:style-name="ce43">
            <text:p>290.296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388466" table:style-name="ce43">
            <text:p>388.466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88718820084866923" table:style-name="ce44">
            <text:p>88,7%</text:p>
          </table:table-cell>
          <table:table-cell office:value-type="float" office:value="329385" table:style-name="ce43">
            <text:p>329.385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56719324709674757" table:style-name="ce44">
            <text:p>56,7%</text:p>
          </table:table-cell>
          <table:table-cell office:value-type="float" office:value="98668" table:style-name="ce43">
            <text:p>98.668</text:p>
          </table:table-cell>
          <table:table-cell office:value-type="float" office:value="752334" table:style-name="ce43">
            <text:p>752.334</text:p>
          </table:table-cell>
          <table:table-cell office:value-type="float" office:value="0.13114919703216923" table:style-name="ce43">
            <text:p>0</text:p>
          </table:table-cell>
          <table:table-cell office:value-type="float" office:value="207324" table:style-name="ce43">
            <text:p>207.324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739970225944199" table:style-name="ce44">
            <text:p>11,7%</text:p>
          </table:table-cell>
          <table:table-cell office:value-type="float" office:value="18153" table:style-name="ce43">
            <text:p>18.153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1449123383800879E-2" table:style-name="ce44">
            <text:p>5,1%</text:p>
          </table:table-cell>
          <table:table-cell office:value-type="float" office:value="143" table:style-name="ce43">
            <text:p>143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3876893516676532E-3" table:style-name="ce44">
            <text:p>0,1%</text:p>
          </table:table-cell>
          <table:table-cell office:value-type="float" office:value="1332435" table:style-name="ce43">
            <text:p>1.332.435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1209646534974661" table:style-name="ce44">
            <text:p>31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489" table:style-name="ce43">
            <text:p>77.489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2722" table:style-name="ce43">
            <text:p>92.722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.0092080630414908" table:style-name="ce44">
            <text:p>100,9%</text:p>
          </table:table-cell>
          <table:table-cell office:value-type="float" office:value="85145" table:style-name="ce43">
            <text:p>85.145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67954540012929276" table:style-name="ce44">
            <text:p>68,0%</text:p>
          </table:table-cell>
          <table:table-cell office:value-type="float" office:value="24854" table:style-name="ce43">
            <text:p>24.854</text:p>
          </table:table-cell>
          <table:table-cell office:value-type="float" office:value="169216" table:style-name="ce43">
            <text:p>169.216</text:p>
          </table:table-cell>
          <table:table-cell office:value-type="float" office:value="0.14687736384266264" table:style-name="ce43">
            <text:p>0</text:p>
          </table:table-cell>
          <table:table-cell office:value-type="float" office:value="43716" table:style-name="ce43">
            <text:p>43.716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2427155763009626" table:style-name="ce44">
            <text:p>12,4%</text:p>
          </table:table-cell>
          <table:table-cell office:value-type="float" office:value="2364" table:style-name="ce43">
            <text:p>2.364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1069288192619074E-2" table:style-name="ce44">
            <text:p>3,1%</text:p>
          </table:table-cell>
          <table:table-cell office:value-type="float" office:value="63" table:style-name="ce43">
            <text:p>63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0067293466329403E-3" table:style-name="ce44">
            <text:p>0,3%</text:p>
          </table:table-cell>
          <table:table-cell office:value-type="float" office:value="326353" table:style-name="ce43">
            <text:p>326.353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35815226516741971" table:style-name="ce44">
            <text:p>35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824" table:style-name="ce43">
            <text:p>236.824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6249" table:style-name="ce43">
            <text:p>276.249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5336517555787159" table:style-name="ce44">
            <text:p>95,3%</text:p>
          </table:table-cell>
          <table:table-cell office:value-type="float" office:value="177603" table:style-name="ce43">
            <text:p>177.603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51193190498289265" table:style-name="ce44">
            <text:p>51,2%</text:p>
          </table:table-cell>
          <table:table-cell office:value-type="float" office:value="66959" table:style-name="ce43">
            <text:p>66.959</text:p>
          </table:table-cell>
          <table:table-cell office:value-type="float" office:value="405889" table:style-name="ce43">
            <text:p>405.889</text:p>
          </table:table-cell>
          <table:table-cell office:value-type="float" office:value="0.16496874761326372" table:style-name="ce43">
            <text:p>0</text:p>
          </table:table-cell>
          <table:table-cell office:value-type="float" office:value="97904" table:style-name="ce43">
            <text:p>97.904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01277384578697" table:style-name="ce44">
            <text:p>11,0%</text:p>
          </table:table-cell>
          <table:table-cell office:value-type="float" office:value="5231" table:style-name="ce43">
            <text:p>5.231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4246620183966743E-2" table:style-name="ce44">
            <text:p>3,4%</text:p>
          </table:table-cell>
          <table:table-cell office:value-type="float" office:value="42" table:style-name="ce43">
            <text:p>42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5424183214431774E-4" table:style-name="ce44">
            <text:p>0,1%</text:p>
          </table:table-cell>
          <table:table-cell office:value-type="float" office:value="860812" table:style-name="ce43">
            <text:p>860.812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36434281438202892" table:style-name="ce44">
            <text:p>36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054" table:style-name="ce43">
            <text:p>23.054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7802" table:style-name="ce43">
            <text:p>27.802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8851555555555559" table:style-name="ce44">
            <text:p>98,9%</text:p>
          </table:table-cell>
          <table:table-cell office:value-type="float" office:value="29612" table:style-name="ce43">
            <text:p>29.612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78508934726125457" table:style-name="ce44">
            <text:p>78,5%</text:p>
          </table:table-cell>
          <table:table-cell office:value-type="float" office:value="6984" table:style-name="ce43">
            <text:p>6.984</text:p>
          </table:table-cell>
          <table:table-cell office:value-type="float" office:value="47664" table:style-name="ce43">
            <text:p>47.664</text:p>
          </table:table-cell>
          <table:table-cell office:value-type="float" office:value="0.14652567975830816" table:style-name="ce43">
            <text:p>0</text:p>
          </table:table-cell>
          <table:table-cell office:value-type="float" office:value="13379" table:style-name="ce43">
            <text:p>13.379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2431935178130053" table:style-name="ce44">
            <text:p>12,4%</text:p>
          </table:table-cell>
          <table:table-cell office:value-type="float" office:value="1341" table:style-name="ce43">
            <text:p>1.341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3344355219650456E-2" table:style-name="ce44">
            <text:p>6,3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02182" table:style-name="ce43">
            <text:p>102.182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37735054729160822" table:style-name="ce44">
            <text:p>37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3576" table:style-name="ce43">
            <text:p>363.576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9850050257880596" table:style-name="ce44">
            <text:p>99,9%</text:p>
          </table:table-cell>
          <table:table-cell office:value-type="float" office:value="462709" table:style-name="ce43">
            <text:p>462.709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87953946255424542" table:style-name="ce44">
            <text:p>88,0%</text:p>
          </table:table-cell>
          <table:table-cell office:value-type="float" office:value="518993" table:style-name="ce43">
            <text:p>518.993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73791558075023855" table:style-name="ce44">
            <text:p>73,8%</text:p>
          </table:table-cell>
          <table:table-cell office:value-type="float" office:value="118602" table:style-name="ce43">
            <text:p>118.602</text:p>
          </table:table-cell>
          <table:table-cell office:value-type="float" office:value="972783" table:style-name="ce43">
            <text:p>972.783</text:p>
          </table:table-cell>
          <table:table-cell office:value-type="float" office:value="0.12192030493953944" table:style-name="ce43">
            <text:p>0</text:p>
          </table:table-cell>
          <table:table-cell office:value-type="float" office:value="283005" table:style-name="ce43">
            <text:p>283.005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1258337686082513" table:style-name="ce44">
            <text:p>11,3%</text:p>
          </table:table-cell>
          <table:table-cell office:value-type="float" office:value="24168" table:style-name="ce43">
            <text:p>24.168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5.037980805309808E-2" table:style-name="ce44">
            <text:p>5,0%</text:p>
          </table:table-cell>
          <table:table-cell office:value-type="float" office:value="282" table:style-name="ce43">
            <text:p>282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075650849029523E-3" table:style-name="ce44">
            <text:p>0,2%</text:p>
          </table:table-cell>
          <table:table-cell office:value-type="float" office:value="1771335" table:style-name="ce43">
            <text:p>1.771.335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1099934107296079" table:style-name="ce44">
            <text:p>31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136" table:style-name="ce43">
            <text:p>72.136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89568" table:style-name="ce43">
            <text:p>89.568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87044577692688951" table:style-name="ce44">
            <text:p>87,0%</text:p>
          </table:table-cell>
          <table:table-cell office:value-type="float" office:value="85273" table:style-name="ce43">
            <text:p>85.273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58044776017806943" table:style-name="ce44">
            <text:p>58,0%</text:p>
          </table:table-cell>
          <table:table-cell office:value-type="float" office:value="26248" table:style-name="ce43">
            <text:p>26.248</text:p>
          </table:table-cell>
          <table:table-cell office:value-type="float" office:value="213256" table:style-name="ce43">
            <text:p>213.256</text:p>
          </table:table-cell>
          <table:table-cell office:value-type="float" office:value="0.12308211726750948" table:style-name="ce43">
            <text:p>0</text:p>
          </table:table-cell>
          <table:table-cell office:value-type="float" office:value="59632" table:style-name="ce43">
            <text:p>59.632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0817302023527704" table:style-name="ce44">
            <text:p>10,8%</text:p>
          </table:table-cell>
          <table:table-cell office:value-type="float" office:value="7153" table:style-name="ce43">
            <text:p>7.153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0277920567638858E-2" table:style-name="ce44">
            <text:p>6,0%</text:p>
          </table:table-cell>
          <table:table-cell office:value-type="float" office:value="123" table:style-name="ce43">
            <text:p>123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5434431896750403E-3" table:style-name="ce44">
            <text:p>0,4%</text:p>
          </table:table-cell>
          <table:table-cell office:value-type="float" office:value="340133" table:style-name="ce43">
            <text:p>340.133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27485961377930451" table:style-name="ce44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804" table:style-name="ce43">
            <text:p>41.804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3411" table:style-name="ce43">
            <text:p>53.411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5732363062804704" table:style-name="ce44">
            <text:p>95,7%</text:p>
          </table:table-cell>
          <table:table-cell office:value-type="float" office:value="52461" table:style-name="ce43">
            <text:p>52.461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71043009587779649" table:style-name="ce44">
            <text:p>71,0%</text:p>
          </table:table-cell>
          <table:table-cell office:value-type="float" office:value="14589" table:style-name="ce43">
            <text:p>14.589</text:p>
          </table:table-cell>
          <table:table-cell office:value-type="float" office:value="96694" table:style-name="ce43">
            <text:p>96.694</text:p>
          </table:table-cell>
          <table:table-cell office:value-type="float" office:value="0.15087802759219807" table:style-name="ce43">
            <text:p>0</text:p>
          </table:table-cell>
          <table:table-cell office:value-type="float" office:value="27393" table:style-name="ce43">
            <text:p>27.393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228231432824578" table:style-name="ce44">
            <text:p>12,3%</text:p>
          </table:table-cell>
          <table:table-cell office:value-type="float" office:value="3403" table:style-name="ce43">
            <text:p>3.403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0157715699412426E-2" table:style-name="ce44">
            <text:p>7,0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193069" table:style-name="ce43">
            <text:p>193.069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34917124074258277" table:style-name="ce44">
            <text:p>34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9348" table:style-name="ce43">
            <text:p>159.348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170391" table:style-name="ce43">
            <text:p>170.391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79965365283624534" table:style-name="ce44">
            <text:p>80,0%</text:p>
          </table:table-cell>
          <table:table-cell office:value-type="float" office:value="195452" table:style-name="ce43">
            <text:p>195.452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69774631495899953" table:style-name="ce44">
            <text:p>69,8%</text:p>
          </table:table-cell>
          <table:table-cell office:value-type="float" office:value="52477" table:style-name="ce43">
            <text:p>52.477</text:p>
          </table:table-cell>
          <table:table-cell office:value-type="float" office:value="339977" table:style-name="ce43">
            <text:p>339.977</text:p>
          </table:table-cell>
          <table:table-cell office:value-type="float" office:value="0.15435455927901004" table:style-name="ce43">
            <text:p>0</text:p>
          </table:table-cell>
          <table:table-cell office:value-type="float" office:value="95820" table:style-name="ce43">
            <text:p>95.820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219304986279901" table:style-name="ce44">
            <text:p>13,2%</text:p>
          </table:table-cell>
          <table:table-cell office:value-type="float" office:value="12259" table:style-name="ce43">
            <text:p>12.259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7362727421734149E-2" table:style-name="ce44">
            <text:p>8,7%</text:p>
          </table:table-cell>
          <table:table-cell office:value-type="float" office:value="17" table:style-name="ce43">
            <text:p>17</text:p>
          </table:table-cell>
          <table:table-cell office:value-type="float" office:value="41824" table:style-name="ce43">
            <text:p>41.824</text:p>
          </table:table-cell>
          <table:table-cell office:value-type="percentage" office:value="4.0646518745218057E-4" table:style-name="ce44">
            <text:p>0,0%</text:p>
          </table:table-cell>
          <table:table-cell office:value-type="float" office:value="685764" table:style-name="ce43">
            <text:p>685.764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36128533293153287" table:style-name="ce44">
            <text:p>36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75" table:style-name="ce43">
            <text:p>2.275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7332053742802307" table:style-name="ce44">
            <text:p>87,3%</text:p>
          </table:table-cell>
          <table:table-cell office:value-type="float" office:value="3504" table:style-name="ce43">
            <text:p>3.504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1148679944418711" table:style-name="ce44">
            <text:p>81,1%</text:p>
          </table:table-cell>
          <table:table-cell office:value-type="float" office:value="5485" table:style-name="ce43">
            <text:p>5.485</text:p>
          </table:table-cell>
          <table:table-cell office:value-type="float" office:value="7857" table:style-name="ce43">
            <text:p>7.857</text:p>
          </table:table-cell>
          <table:table-cell office:value-type="percentage" office:value="0.6981036018836706" table:style-name="ce44">
            <text:p>69,8%</text:p>
          </table:table-cell>
          <table:table-cell office:value-type="float" office:value="1933" table:style-name="ce43">
            <text:p>1.933</text:p>
          </table:table-cell>
          <table:table-cell office:value-type="float" office:value="11556" table:style-name="ce43">
            <text:p>11.556</text:p>
          </table:table-cell>
          <table:table-cell office:value-type="float" office:value="0.16727241259951539" table:style-name="ce43">
            <text:p>0</text:p>
          </table:table-cell>
          <table:table-cell office:value-type="float" office:value="3686" table:style-name="ce43">
            <text:p>3.686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225969533692543" table:style-name="ce44">
            <text:p>12,3%</text:p>
          </table:table-cell>
          <table:table-cell office:value-type="float" office:value="317" table:style-name="ce43">
            <text:p>317</text:p>
          </table:table-cell>
          <table:table-cell office:value-type="float" office:value="7581" table:style-name="ce43">
            <text:p>7.581</text:p>
          </table:table-cell>
          <table:table-cell office:value-type="percentage" office:value="4.1815063975728796E-2" table:style-name="ce44">
            <text:p>4,2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.175</text:p>
          </table:table-cell>
          <table:table-cell office:value-type="percentage" office:value="2.7586206896551722E-3" table:style-name="ce44">
            <text:p>0,3%</text:p>
          </table:table-cell>
          <table:table-cell office:value-type="float" office:value="17206" table:style-name="ce43">
            <text:p>17.206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26007436742344087" table:style-name="ce44">
            <text:p>26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27" table:style-name="ce43">
            <text:p>1.827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7777777777777779" table:style-name="ce44">
            <text:p>77,8%</text:p>
          </table:table-cell>
          <table:table-cell office:value-type="float" office:value="2894" table:style-name="ce43">
            <text:p>2.89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7214514407684098" table:style-name="ce44">
            <text:p>77,2%</text:p>
          </table:table-cell>
          <table:table-cell office:value-type="float" office:value="5056" table:style-name="ce43">
            <text:p>5.056</text:p>
          </table:table-cell>
          <table:table-cell office:value-type="float" office:value="7827" table:style-name="ce43">
            <text:p>7.827</text:p>
          </table:table-cell>
          <table:table-cell office:value-type="percentage" office:value="0.64596908138494957" table:style-name="ce44">
            <text:p>64,6%</text:p>
          </table:table-cell>
          <table:table-cell office:value-type="float" office:value="1799" table:style-name="ce43">
            <text:p>1.799</text:p>
          </table:table-cell>
          <table:table-cell office:value-type="float" office:value="11299" table:style-name="ce43">
            <text:p>11.299</text:p>
          </table:table-cell>
          <table:table-cell office:value-type="float" office:value="0.15921762987875032" table:style-name="ce43">
            <text:p>0</text:p>
          </table:table-cell>
          <table:table-cell office:value-type="float" office:value="3414" table:style-name="ce43">
            <text:p>3.414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1344077089217477" table:style-name="ce44">
            <text:p>11,3%</text:p>
          </table:table-cell>
          <table:table-cell office:value-type="float" office:value="213" table:style-name="ce43">
            <text:p>213</text:p>
          </table:table-cell>
          <table:table-cell office:value-type="float" office:value="8536" table:style-name="ce43">
            <text:p>8.536</text:p>
          </table:table-cell>
          <table:table-cell office:value-type="percentage" office:value="2.4953139643861293E-2" table:style-name="ce44">
            <text:p>2,5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5209" table:style-name="ce43">
            <text:p>15.209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2298195775030977" table:style-name="ce44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39" table:style-name="ce46">
            <text:p>3.13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964" table:style-name="ce46">
            <text:p>7.964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float" office:value="48403" table:style-name="ce46">
            <text:p>48.40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396" table:style-name="ce46">
            <text:p>6.39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5938" table:style-name="ce46">
            <text:p>65.93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870332" table:style-name="ce50">
            <text:p>2.870.332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509240" table:style-name="ce50">
            <text:p>3.509.240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8861616471529995" table:style-name="ce51">
            <text:p>88,6%</text:p>
          </table:table-cell>
          <table:table-cell office:value-type="float" office:value="3484074" table:style-name="ce50">
            <text:p>3.484.074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65281677710977692" table:style-name="ce51">
            <text:p>65,3%</text:p>
          </table:table-cell>
          <table:table-cell office:value-type="float" office:value="964098" table:style-name="ce50">
            <text:p>964.098</text:p>
          </table:table-cell>
          <table:table-cell office:value-type="float" office:value="7033306" table:style-name="ce50">
            <text:p>7.033.306</text:p>
          </table:table-cell>
          <table:table-cell office:value-type="float" office:value="0.13707607773641584" table:style-name="ce50">
            <text:p>0</text:p>
          </table:table-cell>
          <table:table-cell office:value-type="float" office:value="1947642" table:style-name="ce50">
            <text:p>1.947.642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1658259464664222" table:style-name="ce51">
            <text:p>11,7%</text:p>
          </table:table-cell>
          <table:table-cell office:value-type="float" office:value="189257" table:style-name="ce50">
            <text:p>189.257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5.7172176893990539E-2" table:style-name="ce51">
            <text:p>5,7%</text:p>
          </table:table-cell>
          <table:table-cell office:value-type="float" office:value="1909" table:style-name="ce50">
            <text:p>1.909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0114872888544215E-3" table:style-name="ce51">
            <text:p>0,2%</text:p>
          </table:table-cell>
          <table:table-cell office:value-type="float" office:value="12966552" table:style-name="ce50">
            <text:p>12.966.552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2311511374259272" table:style-name="ce51">
            <text:p>32,3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2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0730" table:style-name="ce40">
            <text:p>410.730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0.99326265489122545" table:style-name="ce41">
            <text:p>99,3%</text:p>
          </table:table-cell>
          <table:table-cell office:value-type="float" office:value="290960" table:style-name="ce40">
            <text:p>290.960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4473685424389704" table:style-name="ce41">
            <text:p>44,7%</text:p>
          </table:table-cell>
          <table:table-cell office:value-type="float" office:value="53692" table:style-name="ce40">
            <text:p>53.692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5.8606315362054344E-2" table:style-name="ce41">
            <text:p>5,9%</text:p>
          </table:table-cell>
          <table:table-cell office:value-type="float" office:value="76789" table:style-name="ce40">
            <text:p>76.789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0701759101232308E-2" table:style-name="ce41">
            <text:p>6,1%</text:p>
          </table:table-cell>
          <table:table-cell office:value-type="float" office:value="143998" table:style-name="ce40">
            <text:p>143.998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4.7849707298610579E-2" table:style-name="ce41">
            <text:p>4,8%</text:p>
          </table:table-cell>
          <table:table-cell office:value-type="float" office:value="13914" table:style-name="ce40">
            <text:p>13.914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2232306350124471E-2" table:style-name="ce41">
            <text:p>2,2%</text:p>
          </table:table-cell>
          <table:table-cell office:value-type="float" office:value="245" table:style-name="ce40">
            <text:p>245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3467384194238159E-3" table:style-name="ce41">
            <text:p>0,1%</text:p>
          </table:table-cell>
          <table:table-cell office:value-type="float" office:value="990328" table:style-name="ce40">
            <text:p>990.328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4022913214313984" table:style-name="ce41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5493" table:style-name="ce43">
            <text:p>95.493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6645986620381152" table:style-name="ce44">
            <text:p>96,6%</text:p>
          </table:table-cell>
          <table:table-cell office:value-type="float" office:value="31054" table:style-name="ce43">
            <text:p>31.054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26105670211424487" table:style-name="ce44">
            <text:p>26,1%</text:p>
          </table:table-cell>
          <table:table-cell office:value-type="float" office:value="16393" table:style-name="ce43">
            <text:p>16.393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048366982803277" table:style-name="ce44">
            <text:p>10,5%</text:p>
          </table:table-cell>
          <table:table-cell office:value-type="float" office:value="14549" table:style-name="ce43">
            <text:p>14.549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3381215135222375E-2" table:style-name="ce44">
            <text:p>7,3%</text:p>
          </table:table-cell>
          <table:table-cell office:value-type="float" office:value="22330" table:style-name="ce43">
            <text:p>22.330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0057948857051268E-2" table:style-name="ce44">
            <text:p>5,0%</text:p>
          </table:table-cell>
          <table:table-cell office:value-type="float" office:value="1510" table:style-name="ce43">
            <text:p>1.510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6932047544292443E-2" table:style-name="ce44">
            <text:p>1,7%</text:p>
          </table:table-cell>
          <table:table-cell office:value-type="float" office:value="28" table:style-name="ce43">
            <text:p>2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181357" table:style-name="ce43">
            <text:p>181.357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16010130971676359" table:style-name="ce44">
            <text:p>16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3950" table:style-name="ce43">
            <text:p>83.950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5586728303691393" table:style-name="ce44">
            <text:p>95,6%</text:p>
          </table:table-cell>
          <table:table-cell office:value-type="float" office:value="45867" table:style-name="ce43">
            <text:p>45.867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41983908319526952" table:style-name="ce44">
            <text:p>42,0%</text:p>
          </table:table-cell>
          <table:table-cell office:value-type="float" office:value="11932" table:style-name="ce43">
            <text:p>11.932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7.973164408093443E-2" table:style-name="ce44">
            <text:p>8,0%</text:p>
          </table:table-cell>
          <table:table-cell office:value-type="float" office:value="15241" table:style-name="ce43">
            <text:p>15.241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9.3707153616772731E-2" table:style-name="ce44">
            <text:p>9,4%</text:p>
          </table:table-cell>
          <table:table-cell office:value-type="float" office:value="23156" table:style-name="ce43">
            <text:p>23.156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7.189183315481458E-2" table:style-name="ce44">
            <text:p>7,2%</text:p>
          </table:table-cell>
          <table:table-cell office:value-type="float" office:value="2720" table:style-name="ce43">
            <text:p>2.720</text:p>
          </table:table-cell>
          <table:table-cell office:value-type="float" office:value="54179" table:style-name="ce43">
            <text:p>54.179</text:p>
          </table:table-cell>
          <table:table-cell office:value-type="percentage" office:value="5.0203953561342954E-2" table:style-name="ce44">
            <text:p>5,0%</text:p>
          </table:table-cell>
          <table:table-cell office:value-type="float" office:value="33" table:style-name="ce43">
            <text:p>33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120413801966202E-3" table:style-name="ce44">
            <text:p>0,2%</text:p>
          </table:table-cell>
          <table:table-cell office:value-type="float" office:value="182899" table:style-name="ce43">
            <text:p>182.899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0294848364807719" table:style-name="ce44">
            <text:p>20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6800" table:style-name="ce43">
            <text:p>46.800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4465302167857579" table:style-name="ce44">
            <text:p>94,5%</text:p>
          </table:table-cell>
          <table:table-cell office:value-type="float" office:value="26198" table:style-name="ce43">
            <text:p>26.198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32537632271846589" table:style-name="ce44">
            <text:p>32,5%</text:p>
          </table:table-cell>
          <table:table-cell office:value-type="float" office:value="5424" table:style-name="ce43">
            <text:p>5.424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4.6267625457430205E-2" table:style-name="ce44">
            <text:p>4,6%</text:p>
          </table:table-cell>
          <table:table-cell office:value-type="float" office:value="8083" table:style-name="ce43">
            <text:p>8.083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4.875238997086799E-2" table:style-name="ce44">
            <text:p>4,9%</text:p>
          </table:table-cell>
          <table:table-cell office:value-type="float" office:value="18558" table:style-name="ce43">
            <text:p>18.558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3.9991035526037916E-2" table:style-name="ce44">
            <text:p>4,0%</text:p>
          </table:table-cell>
          <table:table-cell office:value-type="float" office:value="1351" table:style-name="ce43">
            <text:p>1.351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5738766761029369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06446" table:style-name="ce43">
            <text:p>106.446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0792686450791307" table:style-name="ce44">
            <text:p>10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76962" table:style-name="ce43">
            <text:p>76.962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8528968482645507" table:style-name="ce44">
            <text:p>85,3%</text:p>
          </table:table-cell>
          <table:table-cell office:value-type="float" office:value="53886" table:style-name="ce43">
            <text:p>53.886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34870673198257957" table:style-name="ce44">
            <text:p>34,9%</text:p>
          </table:table-cell>
          <table:table-cell office:value-type="float" office:value="15324" table:style-name="ce43">
            <text:p>15.324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6.5182992190291458E-2" table:style-name="ce44">
            <text:p>6,5%</text:p>
          </table:table-cell>
          <table:table-cell office:value-type="float" office:value="18614" table:style-name="ce43">
            <text:p>18.614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5.3105171862874882E-2" table:style-name="ce44">
            <text:p>5,3%</text:p>
          </table:table-cell>
          <table:table-cell office:value-type="float" office:value="36752" table:style-name="ce43">
            <text:p>36.752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4151266621897119E-2" table:style-name="ce44">
            <text:p>4,4%</text:p>
          </table:table-cell>
          <table:table-cell office:value-type="float" office:value="2616" table:style-name="ce43">
            <text:p>2.616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5961049182728386E-2" table:style-name="ce44">
            <text:p>1,6%</text:p>
          </table:table-cell>
          <table:table-cell office:value-type="float" office:value="35" table:style-name="ce43">
            <text:p>35</text:p>
          </table:table-cell>
          <table:table-cell office:value-type="float" office:value="44352" table:style-name="ce43">
            <text:p>44.352</text:p>
          </table:table-cell>
          <table:table-cell office:value-type="percentage" office:value="7.8914141414141413E-4" table:style-name="ce44">
            <text:p>0,1%</text:p>
          </table:table-cell>
          <table:table-cell office:value-type="float" office:value="204189" table:style-name="ce43">
            <text:p>204.189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091316935617918" table:style-name="ce44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39388" table:style-name="ce43">
            <text:p>39.388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5969981969689588" table:style-name="ce44">
            <text:p>96,0%</text:p>
          </table:table-cell>
          <table:table-cell office:value-type="float" office:value="19125" table:style-name="ce43">
            <text:p>19.125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36040025628462669" table:style-name="ce44">
            <text:p>36,0%</text:p>
          </table:table-cell>
          <table:table-cell office:value-type="float" office:value="4035" table:style-name="ce43">
            <text:p>4.035</text:p>
          </table:table-cell>
          <table:table-cell office:value-type="float" office:value="77345" table:style-name="ce43">
            <text:p>77.345</text:p>
          </table:table-cell>
          <table:table-cell office:value-type="percentage" office:value="5.2168853836705671E-2" table:style-name="ce44">
            <text:p>5,2%</text:p>
          </table:table-cell>
          <table:table-cell office:value-type="float" office:value="5924" table:style-name="ce43">
            <text:p>5.924</text:p>
          </table:table-cell>
          <table:table-cell office:value-type="float" office:value="89964" table:style-name="ce43">
            <text:p>89.964</text:p>
          </table:table-cell>
          <table:table-cell office:value-type="percentage" office:value="6.5848561646880979E-2" table:style-name="ce44">
            <text:p>6,6%</text:p>
          </table:table-cell>
          <table:table-cell office:value-type="float" office:value="11377" table:style-name="ce43">
            <text:p>11.377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5.8571568309471224E-2" table:style-name="ce44">
            <text:p>5,9%</text:p>
          </table:table-cell>
          <table:table-cell office:value-type="float" office:value="668" table:style-name="ce43">
            <text:p>668</text:p>
          </table:table-cell>
          <table:table-cell office:value-type="float" office:value="34935" table:style-name="ce43">
            <text:p>34.935</text:p>
          </table:table-cell>
          <table:table-cell office:value-type="percentage" office:value="1.9121225132388724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80522" table:style-name="ce43">
            <text:p>80.522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16059946069280231" table:style-name="ce44">
            <text:p>16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16418" table:style-name="ce43">
            <text:p>216.418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6763347447207104" table:style-name="ce44">
            <text:p>96,8%</text:p>
          </table:table-cell>
          <table:table-cell office:value-type="float" office:value="62959" table:style-name="ce43">
            <text:p>62.959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25654618801189844" table:style-name="ce44">
            <text:p>25,7%</text:p>
          </table:table-cell>
          <table:table-cell office:value-type="float" office:value="28712" table:style-name="ce43">
            <text:p>28.712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9.0126343875068668E-2" table:style-name="ce44">
            <text:p>9,0%</text:p>
          </table:table-cell>
          <table:table-cell office:value-type="float" office:value="31481" table:style-name="ce43">
            <text:p>31.481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2589361841673772E-2" table:style-name="ce44">
            <text:p>8,3%</text:p>
          </table:table-cell>
          <table:table-cell office:value-type="float" office:value="44025" table:style-name="ce43">
            <text:p>44.025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5.9577779281412814E-2" table:style-name="ce44">
            <text:p>6,0%</text:p>
          </table:table-cell>
          <table:table-cell office:value-type="float" office:value="2832" table:style-name="ce43">
            <text:p>2.832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1.9609200814280373E-2" table:style-name="ce44">
            <text:p>2,0%</text:p>
          </table:table-cell>
          <table:table-cell office:value-type="float" office:value="93" table:style-name="ce43">
            <text:p>93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2859109232130567E-3" table:style-name="ce44">
            <text:p>0,2%</text:p>
          </table:table-cell>
          <table:table-cell office:value-type="float" office:value="386520" table:style-name="ce43">
            <text:p>386.520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18468392492043234" table:style-name="ce44">
            <text:p>18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29181" table:style-name="ce43">
            <text:p>129.181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555231741053597" table:style-name="ce44">
            <text:p>95,6%</text:p>
          </table:table-cell>
          <table:table-cell office:value-type="float" office:value="38099" table:style-name="ce43">
            <text:p>38.099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23946423969679637" table:style-name="ce44">
            <text:p>23,9%</text:p>
          </table:table-cell>
          <table:table-cell office:value-type="float" office:value="14915" table:style-name="ce43">
            <text:p>14.915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6.827836882679314E-2" table:style-name="ce44">
            <text:p>6,8%</text:p>
          </table:table-cell>
          <table:table-cell office:value-type="float" office:value="23622" table:style-name="ce43">
            <text:p>23.622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7.6825008618502791E-2" table:style-name="ce44">
            <text:p>7,7%</text:p>
          </table:table-cell>
          <table:table-cell office:value-type="float" office:value="36511" table:style-name="ce43">
            <text:p>36.511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1579044026756511E-2" table:style-name="ce44">
            <text:p>5,2%</text:p>
          </table:table-cell>
          <table:table-cell office:value-type="float" office:value="3779" table:style-name="ce43">
            <text:p>3.779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5274548883746438E-2" table:style-name="ce44">
            <text:p>2,5%</text:p>
          </table:table-cell>
          <table:table-cell office:value-type="float" office:value="89" table:style-name="ce43">
            <text:p>89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008403361344537E-3" table:style-name="ce44">
            <text:p>0,2%</text:p>
          </table:table-cell>
          <table:table-cell office:value-type="float" office:value="246196" table:style-name="ce43">
            <text:p>246.196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4314020526011009" table:style-name="ce44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22077" table:style-name="ce43">
            <text:p>422.077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4382999847941396" table:style-name="ce44">
            <text:p>94,4%</text:p>
          </table:table-cell>
          <table:table-cell office:value-type="float" office:value="211593" table:style-name="ce43">
            <text:p>211.593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33306416576944148" table:style-name="ce44">
            <text:p>33,3%</text:p>
          </table:table-cell>
          <table:table-cell office:value-type="float" office:value="60880" table:style-name="ce43">
            <text:p>60.880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7.2685247091634986E-2" table:style-name="ce44">
            <text:p>7,3%</text:p>
          </table:table-cell>
          <table:table-cell office:value-type="float" office:value="75909" table:style-name="ce43">
            <text:p>75.909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6.952774368462511E-2" table:style-name="ce44">
            <text:p>7,0%</text:p>
          </table:table-cell>
          <table:table-cell office:value-type="float" office:value="139488" table:style-name="ce43">
            <text:p>139.488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4.9752713093686535E-2" table:style-name="ce44">
            <text:p>5,0%</text:p>
          </table:table-cell>
          <table:table-cell office:value-type="float" office:value="18823" table:style-name="ce43">
            <text:p>18.823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3835086533552876E-2" table:style-name="ce44">
            <text:p>3,4%</text:p>
          </table:table-cell>
          <table:table-cell office:value-type="float" office:value="292" table:style-name="ce43">
            <text:p>292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1.8265525696842316E-3" table:style-name="ce44">
            <text:p>0,2%</text:p>
          </table:table-cell>
          <table:table-cell office:value-type="float" office:value="929062" table:style-name="ce43">
            <text:p>929.062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4223984170634776" table:style-name="ce44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78866" table:style-name="ce43">
            <text:p>278.866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.00844389959896" table:style-name="ce44">
            <text:p>100,8%</text:p>
          </table:table-cell>
          <table:table-cell office:value-type="float" office:value="155464" table:style-name="ce43">
            <text:p>155.464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35505250512718617" table:style-name="ce44">
            <text:p>35,5%</text:p>
          </table:table-cell>
          <table:table-cell office:value-type="float" office:value="28020" table:style-name="ce43">
            <text:p>28.020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4.8249783030954251E-2" table:style-name="ce44">
            <text:p>4,8%</text:p>
          </table:table-cell>
          <table:table-cell office:value-type="float" office:value="35272" table:style-name="ce43">
            <text:p>35.272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4.6883432092660972E-2" table:style-name="ce44">
            <text:p>4,7%</text:p>
          </table:table-cell>
          <table:table-cell office:value-type="float" office:value="70485" table:style-name="ce43">
            <text:p>70.485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3.9912976856305925E-2" table:style-name="ce44">
            <text:p>4,0%</text:p>
          </table:table-cell>
          <table:table-cell office:value-type="float" office:value="5661" table:style-name="ce43">
            <text:p>5.661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044372141006819E-2" table:style-name="ce44">
            <text:p>1,6%</text:p>
          </table:table-cell>
          <table:table-cell office:value-type="float" office:value="114" table:style-name="ce43">
            <text:p>114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062698327979892E-3" table:style-name="ce44">
            <text:p>0,1%</text:p>
          </table:table-cell>
          <table:table-cell office:value-type="float" office:value="573882" table:style-name="ce43">
            <text:p>573.882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344204735899637" table:style-name="ce44">
            <text:p>13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4621" table:style-name="ce43">
            <text:p>74.621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8179067166633771" table:style-name="ce44">
            <text:p>98,2%</text:p>
          </table:table-cell>
          <table:table-cell office:value-type="float" office:value="42085" table:style-name="ce43">
            <text:p>42.085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45806304149070487" table:style-name="ce44">
            <text:p>45,8%</text:p>
          </table:table-cell>
          <table:table-cell office:value-type="float" office:value="8937" table:style-name="ce43">
            <text:p>8.937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7.1326528169070286E-2" table:style-name="ce44">
            <text:p>7,1%</text:p>
          </table:table-cell>
          <table:table-cell office:value-type="float" office:value="13453" table:style-name="ce43">
            <text:p>13.453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7.9501938350983362E-2" table:style-name="ce44">
            <text:p>8,0%</text:p>
          </table:table-cell>
          <table:table-cell office:value-type="float" office:value="20319" table:style-name="ce43">
            <text:p>20.319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5.7760860542728651E-2" table:style-name="ce44">
            <text:p>5,8%</text:p>
          </table:table-cell>
          <table:table-cell office:value-type="float" office:value="940" table:style-name="ce43">
            <text:p>940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2354116286405216E-2" table:style-name="ce44">
            <text:p>1,2%</text:p>
          </table:table-cell>
          <table:table-cell office:value-type="float" office:value="45" table:style-name="ce43">
            <text:p>45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1476638190235289E-3" table:style-name="ce44">
            <text:p>0,2%</text:p>
          </table:table-cell>
          <table:table-cell office:value-type="float" office:value="160400" table:style-name="ce43">
            <text:p>160.400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17602909528288116" table:style-name="ce44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24257" table:style-name="ce43">
            <text:p>224.257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0.95712798012821065" table:style-name="ce44">
            <text:p>95,7%</text:p>
          </table:table-cell>
          <table:table-cell office:value-type="float" office:value="128410" table:style-name="ce43">
            <text:p>128.410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4431567976477247" table:style-name="ce44">
            <text:p>44,3%</text:p>
          </table:table-cell>
          <table:table-cell office:value-type="float" office:value="17511" table:style-name="ce43">
            <text:p>17.511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5.0474595520095006E-2" table:style-name="ce44">
            <text:p>5,0%</text:p>
          </table:table-cell>
          <table:table-cell office:value-type="float" office:value="24359" table:style-name="ce43">
            <text:p>24.359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0013944699166523E-2" table:style-name="ce44">
            <text:p>6,0%</text:p>
          </table:table-cell>
          <table:table-cell office:value-type="float" office:value="40333" table:style-name="ce43">
            <text:p>40.333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5368749746907779E-2" table:style-name="ce44">
            <text:p>4,5%</text:p>
          </table:table-cell>
          <table:table-cell office:value-type="float" office:value="1692" table:style-name="ce43">
            <text:p>1.692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1077285672198763E-2" table:style-name="ce44">
            <text:p>1,1%</text:p>
          </table:table-cell>
          <table:table-cell office:value-type="float" office:value="9" table:style-name="ce43">
            <text:p>9</text:p>
          </table:table-cell>
          <table:table-cell office:value-type="float" office:value="44014" table:style-name="ce43">
            <text:p>44.014</text:p>
          </table:table-cell>
          <table:table-cell office:value-type="percentage" office:value="2.0448039260235381E-4" table:style-name="ce44">
            <text:p>0,0%</text:p>
          </table:table-cell>
          <table:table-cell office:value-type="float" office:value="436571" table:style-name="ce43">
            <text:p>436.571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18478077305796939" table:style-name="ce44">
            <text:p>18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105" table:style-name="ce43">
            <text:p>22.105</text:p>
          </table:table-cell>
          <table:table-cell office:value-type="float" office:value="22207" table:style-name="ce43">
            <text:p>22.207</text:p>
          </table:table-cell>
          <table:table-cell office:value-type="percentage" office:value="0.99540685369478088" table:style-name="ce44">
            <text:p>99,5%</text:p>
          </table:table-cell>
          <table:table-cell office:value-type="float" office:value="6224" table:style-name="ce43">
            <text:p>6.224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22129777777777779" table:style-name="ce44">
            <text:p>22,1%</text:p>
          </table:table-cell>
          <table:table-cell office:value-type="float" office:value="3121" table:style-name="ce43">
            <text:p>3.121</text:p>
          </table:table-cell>
          <table:table-cell office:value-type="float" office:value="37718" table:style-name="ce43">
            <text:p>37.718</text:p>
          </table:table-cell>
          <table:table-cell office:value-type="percentage" office:value="8.2745638687098999E-2" table:style-name="ce44">
            <text:p>8,3%</text:p>
          </table:table-cell>
          <table:table-cell office:value-type="float" office:value="3434" table:style-name="ce43">
            <text:p>3.434</text:p>
          </table:table-cell>
          <table:table-cell office:value-type="float" office:value="47664" table:style-name="ce43">
            <text:p>47.664</text:p>
          </table:table-cell>
          <table:table-cell office:value-type="percentage" office:value="7.2045988586774079E-2" table:style-name="ce44">
            <text:p>7,2%</text:p>
          </table:table-cell>
          <table:table-cell office:value-type="float" office:value="4762" table:style-name="ce43">
            <text:p>4.762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424910330985523E-2" table:style-name="ce44">
            <text:p>4,4%</text:p>
          </table:table-cell>
          <table:table-cell office:value-type="float" office:value="397" table:style-name="ce43">
            <text:p>397</text:p>
          </table:table-cell>
          <table:table-cell office:value-type="float" office:value="21170" table:style-name="ce43">
            <text:p>21.170</text:p>
          </table:table-cell>
          <table:table-cell office:value-type="percentage" office:value="1.8752952290977797E-2" table:style-name="ce44">
            <text:p>1,9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40052" table:style-name="ce43">
            <text:p>40.052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14790906539433063" table:style-name="ce44">
            <text:p>14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33659" table:style-name="ce43">
            <text:p>333.659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1633847996001339" table:style-name="ce44">
            <text:p>91,6%</text:p>
          </table:table-cell>
          <table:table-cell office:value-type="float" office:value="91741" table:style-name="ce43">
            <text:p>91.741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17438569345785154" table:style-name="ce44">
            <text:p>17,4%</text:p>
          </table:table-cell>
          <table:table-cell office:value-type="float" office:value="55022" table:style-name="ce43">
            <text:p>55.022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7.8231481126026028E-2" table:style-name="ce44">
            <text:p>7,8%</text:p>
          </table:table-cell>
          <table:table-cell office:value-type="float" office:value="52942" table:style-name="ce43">
            <text:p>52.942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442323724818382E-2" table:style-name="ce44">
            <text:p>5,4%</text:p>
          </table:table-cell>
          <table:table-cell office:value-type="float" office:value="114039" table:style-name="ce43">
            <text:p>114.039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5366321138607578E-2" table:style-name="ce44">
            <text:p>4,5%</text:p>
          </table:table-cell>
          <table:table-cell office:value-type="float" office:value="14275" table:style-name="ce43">
            <text:p>14.275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2.975718967055508E-2" table:style-name="ce44">
            <text:p>3,0%</text:p>
          </table:table-cell>
          <table:table-cell office:value-type="float" office:value="134" table:style-name="ce43">
            <text:p>134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9.8630217648920594E-4" table:style-name="ce44">
            <text:p>0,1%</text:p>
          </table:table-cell>
          <table:table-cell office:value-type="float" office:value="661812" table:style-name="ce43">
            <text:p>661.812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1619659517492643" table:style-name="ce44">
            <text:p>11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65085" table:style-name="ce43">
            <text:p>65.085</text:p>
          </table:table-cell>
          <table:table-cell office:value-type="float" office:value="69771" table:style-name="ce43">
            <text:p>69.771</text:p>
          </table:table-cell>
          <table:table-cell office:value-type="percentage" office:value="0.9328374252913102" table:style-name="ce44">
            <text:p>93,3%</text:p>
          </table:table-cell>
          <table:table-cell office:value-type="float" office:value="13044" table:style-name="ce43">
            <text:p>13.044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12676508032148029" table:style-name="ce44">
            <text:p>12,7%</text:p>
          </table:table-cell>
          <table:table-cell office:value-type="float" office:value="7775" table:style-name="ce43">
            <text:p>7.775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5.2923918888563667E-2" table:style-name="ce44">
            <text:p>5,3%</text:p>
          </table:table-cell>
          <table:table-cell office:value-type="float" office:value="14045" table:style-name="ce43">
            <text:p>14.045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6.5859811681734631E-2" table:style-name="ce44">
            <text:p>6,6%</text:p>
          </table:table-cell>
          <table:table-cell office:value-type="float" office:value="27963" table:style-name="ce43">
            <text:p>27.963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0725150336045279E-2" table:style-name="ce44">
            <text:p>5,1%</text:p>
          </table:table-cell>
          <table:table-cell office:value-type="float" office:value="2562" table:style-name="ce43">
            <text:p>2.562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589826994867993E-2" table:style-name="ce44">
            <text:p>2,2%</text:p>
          </table:table-cell>
          <table:table-cell office:value-type="float" office:value="105" table:style-name="ce43">
            <text:p>105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0248905277713758E-3" table:style-name="ce44">
            <text:p>0,3%</text:p>
          </table:table-cell>
          <table:table-cell office:value-type="float" office:value="130579" table:style-name="ce43">
            <text:p>130.579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0552017448376902" table:style-name="ce44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39317" table:style-name="ce43">
            <text:p>39.317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5508429286304231" table:style-name="ce44">
            <text:p>95,5%</text:p>
          </table:table-cell>
          <table:table-cell office:value-type="float" office:value="17384" table:style-name="ce43">
            <text:p>17.384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31158589045024376" table:style-name="ce44">
            <text:p>31,2%</text:p>
          </table:table-cell>
          <table:table-cell office:value-type="float" office:value="5845" table:style-name="ce43">
            <text:p>5.845</text:p>
          </table:table-cell>
          <table:table-cell office:value-type="float" office:value="73844" table:style-name="ce43">
            <text:p>73.844</text:p>
          </table:table-cell>
          <table:table-cell office:value-type="percentage" office:value="7.9153350306050599E-2" table:style-name="ce44">
            <text:p>7,9%</text:p>
          </table:table-cell>
          <table:table-cell office:value-type="float" office:value="7818" table:style-name="ce43">
            <text:p>7.818</text:p>
          </table:table-cell>
          <table:table-cell office:value-type="float" office:value="96694" table:style-name="ce43">
            <text:p>96.694</text:p>
          </table:table-cell>
          <table:table-cell office:value-type="percentage" office:value="8.0853000186154253E-2" table:style-name="ce44">
            <text:p>8,1%</text:p>
          </table:table-cell>
          <table:table-cell office:value-type="float" office:value="12606" table:style-name="ce43">
            <text:p>12.606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6522051042918381E-2" table:style-name="ce44">
            <text:p>5,7%</text:p>
          </table:table-cell>
          <table:table-cell office:value-type="float" office:value="937" table:style-name="ce43">
            <text:p>937</text:p>
          </table:table-cell>
          <table:table-cell office:value-type="float" office:value="48505" table:style-name="ce43">
            <text:p>48.505</text:p>
          </table:table-cell>
          <table:table-cell office:value-type="percentage" office:value="1.9317596124110915E-2" table:style-name="ce44">
            <text:p>1,9%</text:p>
          </table:table-cell>
          <table:table-cell office:value-type="float" office:value="4" table:style-name="ce43">
            <text:p>4</text:p>
          </table:table-cell>
          <table:table-cell office:value-type="float" office:value="13906" table:style-name="ce4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83911" table:style-name="ce43">
            <text:p>83.911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15175563131290296" table:style-name="ce44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46700" table:style-name="ce43">
            <text:p>146.700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2877492877492873" table:style-name="ce44">
            <text:p>92,9%</text:p>
          </table:table-cell>
          <table:table-cell office:value-type="float" office:value="50323" table:style-name="ce43">
            <text:p>50.323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23616840544206194" table:style-name="ce44">
            <text:p>23,6%</text:p>
          </table:table-cell>
          <table:table-cell office:value-type="float" office:value="14842" table:style-name="ce43">
            <text:p>14.842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5.2984624391776355E-2" table:style-name="ce44">
            <text:p>5,3%</text:p>
          </table:table-cell>
          <table:table-cell office:value-type="float" office:value="23853" table:style-name="ce43">
            <text:p>23.853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0160628513105297E-2" table:style-name="ce44">
            <text:p>7,0%</text:p>
          </table:table-cell>
          <table:table-cell office:value-type="float" office:value="39023" table:style-name="ce43">
            <text:p>39.023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3836040333917826E-2" table:style-name="ce44">
            <text:p>5,4%</text:p>
          </table:table-cell>
          <table:table-cell office:value-type="float" office:value="3664" table:style-name="ce43">
            <text:p>3.664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6111186334385666E-2" table:style-name="ce44">
            <text:p>2,6%</text:p>
          </table:table-cell>
          <table:table-cell office:value-type="float" office:value="8" table:style-name="ce43">
            <text:p>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9127773527161438E-4" table:style-name="ce44">
            <text:p>0,0%</text:p>
          </table:table-cell>
          <table:table-cell office:value-type="float" office:value="278413" table:style-name="ce43">
            <text:p>278.413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4667806037859507" table:style-name="ce44">
            <text:p>14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28" table:style-name="ce43">
            <text:p>2.228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55278310940499" table:style-name="ce44">
            <text:p>85,5%</text:p>
          </table:table-cell>
          <table:table-cell office:value-type="float" office:value="3049" table:style-name="ce43">
            <text:p>3.049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0611394163964802" table:style-name="ce44">
            <text:p>70,6%</text:p>
          </table:table-cell>
          <table:table-cell office:value-type="float" office:value="831" table:style-name="ce43">
            <text:p>831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057655593738068" table:style-name="ce44">
            <text:p>10,6%</text:p>
          </table:table-cell>
          <table:table-cell office:value-type="float" office:value="648" table:style-name="ce43">
            <text:p>648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6074766355140186E-2" table:style-name="ce44">
            <text:p>5,6%</text:p>
          </table:table-cell>
          <table:table-cell office:value-type="float" office:value="898" table:style-name="ce43">
            <text:p>898</text:p>
          </table:table-cell>
          <table:table-cell office:value-type="float" office:value="30066" table:style-name="ce43">
            <text:p>30.066</text:p>
          </table:table-cell>
          <table:table-cell office:value-type="percentage" office:value="2.9867624559302867E-2" table:style-name="ce44">
            <text:p>3,0%</text:p>
          </table:table-cell>
          <table:table-cell office:value-type="float" office:value="51" table:style-name="ce43">
            <text:p>51</text:p>
          </table:table-cell>
          <table:table-cell office:value-type="float" office:value="7581" table:style-name="ce43">
            <text:p>7.581</text:p>
          </table:table-cell>
          <table:table-cell office:value-type="percentage" office:value="6.7273446774831812E-3" table:style-name="ce44">
            <text:p>0,7%</text:p>
          </table:table-cell>
          <table:table-cell office:value-type="float" office:value="0" table:style-name="ce43">
            <text:p>0</text:p>
          </table:table-cell>
          <table:table-cell office:value-type="float" office:value="2175" table:style-name="ce4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7705" table:style-name="ce43">
            <text:p>7.705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1646361740076785" table:style-name="ce44">
            <text:p>11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638" table:style-name="ce43">
            <text:p>1.638</text:p>
          </table:table-cell>
          <table:table-cell office:value-type="float" office:value="2349" table:style-name="ce43">
            <text:p>2.349</text:p>
          </table:table-cell>
          <table:table-cell office:value-type="percentage" office:value="0.69731800766283525" table:style-name="ce44">
            <text:p>69,7%</text:p>
          </table:table-cell>
          <table:table-cell office:value-type="float" office:value="2296" table:style-name="ce43">
            <text:p>2.296</text:p>
          </table:table-cell>
          <table:table-cell office:value-type="float" office:value="3748" table:style-name="ce43">
            <text:p>3.748</text:p>
          </table:table-cell>
          <table:table-cell office:value-type="percentage" office:value="0.61259338313767342" table:style-name="ce44">
            <text:p>61,3%</text:p>
          </table:table-cell>
          <table:table-cell office:value-type="float" office:value="1133" table:style-name="ce43">
            <text:p>1.133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4475533409991057" table:style-name="ce44">
            <text:p>14,5%</text:p>
          </table:table-cell>
          <table:table-cell office:value-type="float" office:value="570" table:style-name="ce43">
            <text:p>570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0446942207274983E-2" table:style-name="ce44">
            <text:p>5,0%</text:p>
          </table:table-cell>
          <table:table-cell office:value-type="float" office:value="877" table:style-name="ce43">
            <text:p>877</text:p>
          </table:table-cell>
          <table:table-cell office:value-type="float" office:value="30095" table:style-name="ce43">
            <text:p>30.095</text:p>
          </table:table-cell>
          <table:table-cell office:value-type="percentage" office:value="2.9141053331118126E-2" table:style-name="ce44">
            <text:p>2,9%</text:p>
          </table:table-cell>
          <table:table-cell office:value-type="float" office:value="73" table:style-name="ce43">
            <text:p>73</text:p>
          </table:table-cell>
          <table:table-cell office:value-type="float" office:value="8536" table:style-name="ce43">
            <text:p>8.536</text:p>
          </table:table-cell>
          <table:table-cell office:value-type="percentage" office:value="8.5520149953139651E-3" table:style-name="ce44">
            <text:p>0,9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6593" table:style-name="ce43">
            <text:p>6.593</text:p>
          </table:table-cell>
          <table:table-cell office:value-type="float" office:value="66178" table:style-name="ce43">
            <text:p>66.178</text:p>
          </table:table-cell>
          <table:table-cell office:value-type="percentage" office:value="9.9625253105261574E-2" table:style-name="ce44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14" table:style-name="ce46">
            <text:p>61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07" table:style-name="ce46">
            <text:p>1.60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648" table:style-name="ce46">
            <text:p>6.6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4" table:style-name="ce46">
            <text:p>51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390" table:style-name="ce46">
            <text:p>9.390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709478" table:style-name="ce50">
            <text:p>2.709.478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5605330088947726" table:style-name="ce51">
            <text:p>95,6%</text:p>
          </table:table-cell>
          <table:table-cell office:value-type="float" office:value="1289765" table:style-name="ce50">
            <text:p>1.289.765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3256945312490136" table:style-name="ce51">
            <text:p>32,6%</text:p>
          </table:table-cell>
          <table:table-cell office:value-type="float" office:value="354958" table:style-name="ce50">
            <text:p>354.958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6.6509074597535009E-2" table:style-name="ce51">
            <text:p>6,7%</text:p>
          </table:table-cell>
          <table:table-cell office:value-type="float" office:value="448213" table:style-name="ce50">
            <text:p>448.213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6.3727214484909367E-2" table:style-name="ce51">
            <text:p>6,4%</text:p>
          </table:table-cell>
          <table:table-cell office:value-type="float" office:value="814148" table:style-name="ce50">
            <text:p>814.148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4.8733538435900677E-2" table:style-name="ce51">
            <text:p>4,9%</text:p>
          </table:table-cell>
          <table:table-cell office:value-type="float" office:value="78979" table:style-name="ce50">
            <text:p>78.979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3858569875410046E-2" table:style-name="ce51">
            <text:p>2,4%</text:p>
          </table:table-cell>
          <table:table-cell office:value-type="float" office:value="1286" table:style-name="ce50">
            <text:p>1.286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3550406775624862E-3" table:style-name="ce51">
            <text:p>0,1%</text:p>
          </table:table-cell>
          <table:table-cell office:value-type="float" office:value="5696827" table:style-name="ce50">
            <text:p>5.696.827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4195993692670753" table:style-name="ce51">
            <text:p>14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06T14:53:20Z</meta:creation-date>
    <dc:date>2021-05-06T14:53:37Z</dc:date>
  </office:meta>
</office:document-meta>
</file>